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993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2" office:value-type="string" calcext:value-type="string">
            <text:p>Vshunt max (V)</text:p>
          </table:table-cell>
          <table:table-cell table:style-name="ce2" office:value-type="string" calcext:value-type="string">
            <text:p>Vshunt max (mV)</text:p>
          </table:table-cell>
          <table:table-cell table:style-name="ce2" office:value-type="string" calcext:value-type="string">
            <text:p>Vshunt max <text:s/>reg</text:p>
          </table:table-cell>
          <table:table-cell/>
          <table:table-cell table:style-name="ce2" office:value-type="string" calcext:value-type="string">
            <text:p>Rshunt</text:p>
          </table:table-cell>
          <table:table-cell/>
        </table:table-row>
        <table:table-row table:style-name="ro1">
          <table:table-cell table:number-columns-repeated="9"/>
          <table:table-cell table:style-name="ce2" office:value-type="float" office:value="0.32" calcext:value-type="float">
            <text:p>0,32</text:p>
          </table:table-cell>
          <table:table-cell table:style-name="ce2" table:formula="of:=[.J4]*1000" office:value-type="float" office:value="320" calcext:value-type="float">
            <text:p>320</text:p>
          </table:table-cell>
          <table:table-cell table:style-name="ce2" table:formula="of:=[.K4]*100" office:value-type="float" office:value="32000" calcext:value-type="float">
            <text:p>32000</text:p>
          </table:table-cell>
          <table:table-cell/>
          <table:table-cell table:style-name="ce2" office:value-type="float" office:value="0.1" calcext:value-type="float">
            <text:p>0,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ximum expected current</text:p>
          </table:table-cell>
          <table:table-cell table:formula="of:=[.J4]/[.N4]" office:value-type="float" office:value="3.2" calcext:value-type="float">
            <text:p>3,2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factor del re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urrent_LSB</text:p>
          </table:table-cell>
          <table:table-cell table:formula="of:=[.F5]/POWER(2;15)" office:value-type="float" office:value="0.00009765625" calcext:value-type="float">
            <text:p>9,765625E-05</text:p>
          </table:table-cell>
          <table:table-cell table:formula="of:=[.F8]*[.K8]" office:value-type="float" office:value="9.765625" calcext:value-type="float">
            <text:p>9,765625</text:p>
          </table:table-cell>
          <table:table-cell table:number-columns-repeated="3"/>
          <table:table-cell table:formula="of:=[.L4]/[.J4]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al</text:p>
          </table:table-cell>
          <table:table-cell table:formula="of:=0.04096/([.F8]*[.N4])" office:value-type="float" office:value="4194.304" calcext:value-type="float">
            <text:p>4194,304</text:p>
          </table:table-cell>
          <table:table-cell table:style-name="ce1" table:formula="of:=TRUNC([.F10];0)" office:value-type="float" office:value="4194" calcext:value-type="float">
            <text:p>4194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urrent Register</text:p>
          </table:table-cell>
          <table:table-cell table:formula="of:=[.L4]*[.G10]/4096" office:value-type="float" office:value="32765.625" calcext:value-type="float">
            <text:p>32765,625</text:p>
          </table:table-cell>
          <table:table-cell office:value-type="float" office:value="3415" calcext:value-type="float">
            <text:p>3415</text:p>
          </table:table-cell>
          <table:table-cell table:formula="of:=TRUNC([.F12];0)" office:value-type="float" office:value="32765" calcext:value-type="float">
            <text:p>32765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urrent value (A)</text:p>
          </table:table-cell>
          <table:table-cell table:formula="of:=[.G12]*[.F8]" office:value-type="float" office:value="0.33349609375" calcext:value-type="float">
            <text:p>0,33349609375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urrent error (A)</text:p>
          </table:table-cell>
          <table:table-cell table:formula="of:=[.F5]-[.F14]" office:value-type="float" office:value="2.86650390625" calcext:value-type="float">
            <text:p>2,86650390625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ower LSB</text:p>
          </table:table-cell>
          <table:table-cell table:formula="of:=20*[.F8]" office:value-type="float" office:value="0.001953125" calcext:value-type="float">
            <text:p>0,001953125</text:p>
          </table:table-cell>
          <table:table-cell table:number-columns-repeated="3"/>
          <table:table-cell office:value-type="string" calcext:value-type="string">
            <text:p>Vbus register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ower register</text:p>
          </table:table-cell>
          <table:table-cell table:formula="of:=[.G12]*[.J23]/500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style-name="ce3" office:value-type="float" office:value="0.00009765625" calcext:value-type="float">
            <text:p>9,77E-05</text:p>
          </table:table-cell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14"/>
          <table:table-cell table:formula="of:=2*[.G10]/2.15595698" office:value-type="float" office:value="3890.61566525321" calcext:value-type="float">
            <text:p>3890,61566525321</text:p>
          </table:table-cell>
        </table:table-row>
      </table:table>
      <table:table table:name="Hoja2" table:style-name="ta1">
        <table:shapes>
          <draw:frame draw:z-index="0" draw:style-name="gr1" draw:text-style-name="P1" svg:width="32.376cm" svg:height="18.238cm" svg:x="28.499cm" svg:y="1.003cm">
            <draw:object draw:notify-on-update-of-ranges="Hoja2.F3:Hoja2.F3 Hoja2.F4:Hoja2.F61 Hoja2.G3:Hoja2.G3 Hoja2.G4:Hoja2.G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.122cm" svg:height="18.068cm" svg:x="28.476cm" svg:y="19.55cm">
            <draw:object draw:notify-on-update-of-ranges="Hoja2.I3:Hoja2.I3 Hoja2.I4:Hoja2.I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3.479cm" svg:height="18.831cm" svg:x="28.536cm" svg:y="38.065cm">
            <draw:object draw:notify-on-update-of-ranges="Hoja2.K3:Hoja2.K3 Hoja2.K4:Hoja2.K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al original </text:p>
          </table:table-cell>
          <table:table-cell office:value-type="float" office:value="4194" calcext:value-type="float">
            <text:p>4194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medicion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cal corregido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%</text:p>
          </table:table-cell>
          <table:table-cell office:value-type="string" calcext:value-type="string">
            <text:p>delta error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RUNC([.F4]/0.05;0)" office:value-type="float" office:value="1" calcext:value-type="float">
            <text:p>1</text:p>
          </table:table-cell>
          <table:table-cell table:formula="of:=TRUNC([.G4]*[.$A$4]/[.$A$5];0)" office:value-type="float" office:value="0" calcext:value-type="float">
            <text:p>0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0516601577" calcext:value-type="float">
            <text:p>0,0516601577</text:p>
          </table:table-cell>
          <table:table-cell table:style-name="ce4" table:formula="of:=[.$B$2]*[.F4]/[.G4]" office:value-type="float" office:value="4059.22105808825" calcext:value-type="float">
            <text:p>4059,22105808825</text:p>
          </table:table-cell>
          <table:table-cell table:style-name="ce4" table:formula="of:=[.G4]-[.F4]" office:value-type="float" office:value="0.0016601577" calcext:value-type="float">
            <text:p>0,0016601577</text:p>
          </table:table-cell>
          <table:table-cell table:style-name="ce4" table:formula="of:=TRUNC([.I4]*100/[.F4];2)" office:value-type="float" office:value="3.32" calcext:value-type="float">
            <text:p>3,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NC([.F5]/0.05;0)" office:value-type="float" office:value="2" calcext:value-type="float">
            <text:p>2</text:p>
          </table:table-cell>
          <table:table-cell table:formula="of:=TRUNC([.G5]*[.$A$4]/[.$A$5];0)" office:value-type="float" office:value="0" calcext:value-type="float">
            <text:p>0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04101561" calcext:value-type="float">
            <text:p>0,104101561</text:p>
          </table:table-cell>
          <table:table-cell table:style-name="ce4" table:formula="of:=[.$B$2]*[.F5]/[.G5]" office:value-type="float" office:value="4028.75803178398" calcext:value-type="float">
            <text:p>4028,75803178398</text:p>
          </table:table-cell>
          <table:table-cell table:style-name="ce4" table:formula="of:=[.G5]-[.F5]" office:value-type="float" office:value="0.004101561" calcext:value-type="float">
            <text:p>0,004101561</text:p>
          </table:table-cell>
          <table:table-cell table:style-name="ce4" table:formula="of:=TRUNC([.I5]*100/[.F5];2)" office:value-type="float" office:value="4.1" calcext:value-type="float">
            <text:p>4,1</text:p>
          </table:table-cell>
          <table:table-cell table:formula="of:=[.J5]-[.J4]" office:value-type="float" office:value="0.78" calcext:value-type="float">
            <text:p>0,78</text:p>
          </table:table-cell>
          <table:table-cell table:number-columns-repeated="6"/>
        </table:table-row>
        <table:table-row table:style-name="ro1">
          <table:table-cell/>
          <table:table-cell table:formula="of:=TRUNC([.F6]/0.05;0)" office:value-type="float" office:value="3" calcext:value-type="float">
            <text:p>3</text:p>
          </table:table-cell>
          <table:table-cell table:formula="of:=TRUNC([.G6]*[.$A$4]/[.$A$5];0)" office:value-type="float" office:value="0" calcext:value-type="float">
            <text:p>0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,15</text:p>
          </table:table-cell>
          <table:table-cell office:value-type="float" office:value="0.156542972" calcext:value-type="float">
            <text:p>0,156542972</text:p>
          </table:table-cell>
          <table:table-cell table:style-name="ce4" table:formula="of:=[.$B$2]*[.F6]/[.G6]" office:value-type="float" office:value="4018.70484482689" calcext:value-type="float">
            <text:p>4018,70484482689</text:p>
          </table:table-cell>
          <table:table-cell table:style-name="ce4" table:formula="of:=[.G6]-[.F6]" office:value-type="float" office:value="0.00654297200000001" calcext:value-type="float">
            <text:p>0,006542972</text:p>
          </table:table-cell>
          <table:table-cell table:style-name="ce4" table:formula="of:=TRUNC([.I6]*100/[.F6];2)" office:value-type="float" office:value="4.36" calcext:value-type="float">
            <text:p>4,36</text:p>
          </table:table-cell>
          <table:table-cell table:formula="of:=[.J6]-[.J5]" office:value-type="float" office:value="0.260000000000001" calcext:value-type="float">
            <text:p>0,260000000000001</text:p>
          </table:table-cell>
          <table:table-cell table:number-columns-repeated="6"/>
        </table:table-row>
        <table:table-row table:style-name="ro1">
          <table:table-cell/>
          <table:table-cell table:formula="of:=TRUNC([.F7]/0.05;0)" office:value-type="float" office:value="4" calcext:value-type="float">
            <text:p>4</text:p>
          </table:table-cell>
          <table:table-cell table:formula="of:=TRUNC([.G7]*[.$A$4]/[.$A$5];0)" office:value-type="float" office:value="0" calcext:value-type="float">
            <text:p>0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0.209179685" calcext:value-type="float">
            <text:p>0,209179685</text:p>
          </table:table-cell>
          <table:table-cell table:style-name="ce4" table:formula="of:=[.$B$2]*[.F7]/[.G7]" office:value-type="float" office:value="4009.94962775664" calcext:value-type="float">
            <text:p>4009,94962775664</text:p>
          </table:table-cell>
          <table:table-cell table:style-name="ce4" table:formula="of:=[.G7]-[.F7]" office:value-type="float" office:value="0.00917968499999999" calcext:value-type="float">
            <text:p>0,009179685</text:p>
          </table:table-cell>
          <table:table-cell table:style-name="ce4" table:formula="of:=TRUNC([.I7]*100/[.F7];2)" office:value-type="float" office:value="4.58" calcext:value-type="float">
            <text:p>4,58</text:p>
          </table:table-cell>
          <table:table-cell table:formula="of:=[.J7]-[.J6]" office:value-type="float" office:value="0.22" calcext:value-type="float">
            <text:p>0,22</text:p>
          </table:table-cell>
          <table:table-cell table:number-columns-repeated="6"/>
        </table:table-row>
        <table:table-row table:style-name="ro1">
          <table:table-cell/>
          <table:table-cell table:formula="of:=TRUNC([.F8]/0.05;0)" office:value-type="float" office:value="5" calcext:value-type="float">
            <text:p>5</text:p>
          </table:table-cell>
          <table:table-cell table:formula="of:=TRUNC([.G8]*[.$A$4]/[.$A$5];0)" office:value-type="float" office:value="0" calcext:value-type="float">
            <text:p>0</text:p>
          </table:table-cell>
          <table:table-cell table:style-name="ce4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.261425793" calcext:value-type="float">
            <text:p>0,261425793</text:p>
          </table:table-cell>
          <table:table-cell table:style-name="ce4" table:formula="of:=[.$B$2]*[.F8]/[.G8]" office:value-type="float" office:value="4010.69836288113" calcext:value-type="float">
            <text:p>4010,69836288113</text:p>
          </table:table-cell>
          <table:table-cell table:style-name="ce4" table:formula="of:=[.G8]-[.F8]" office:value-type="float" office:value="0.011425793" calcext:value-type="float">
            <text:p>0,011425793</text:p>
          </table:table-cell>
          <table:table-cell table:style-name="ce4" table:formula="of:=TRUNC([.I8]*100/[.F8];2)" office:value-type="float" office:value="4.57" calcext:value-type="float">
            <text:p>4,57</text:p>
          </table:table-cell>
          <table:table-cell table:formula="of:=[.J8]-[.J7]" office:value-type="float" office:value="-0.00999999999999979" calcext:value-type="float">
            <text:p>-0,01</text:p>
          </table:table-cell>
          <table:table-cell table:number-columns-repeated="6"/>
        </table:table-row>
        <table:table-row table:style-name="ro1">
          <table:table-cell/>
          <table:table-cell table:formula="of:=TRUNC([.F9]/0.05;0)" office:value-type="float" office:value="6" calcext:value-type="float">
            <text:p>6</text:p>
          </table:table-cell>
          <table:table-cell table:formula="of:=TRUNC([.G9]*[.$A$4]/[.$A$5];0)" office:value-type="float" office:value="0" calcext:value-type="float">
            <text:p>0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office:value-type="float" office:value="0.313769549" calcext:value-type="float">
            <text:p>0,313769549</text:p>
          </table:table-cell>
          <table:table-cell table:style-name="ce4" table:formula="of:=[.$B$2]*[.F9]/[.G9]" office:value-type="float" office:value="4009.94935298836" calcext:value-type="float">
            <text:p>4009,94935298836</text:p>
          </table:table-cell>
          <table:table-cell table:style-name="ce4" table:formula="of:=[.G9]-[.F9]" office:value-type="float" office:value="0.013769549" calcext:value-type="float">
            <text:p>0,013769549</text:p>
          </table:table-cell>
          <table:table-cell table:style-name="ce4" table:formula="of:=TRUNC([.I9]*100/[.F9];2)" office:value-type="float" office:value="4.58" calcext:value-type="float">
            <text:p>4,58</text:p>
          </table:table-cell>
          <table:table-cell table:formula="of:=[.J9]-[.J8]" office:value-type="float" office:value="0.00999999999999979" calcext:value-type="float">
            <text:p>0,01</text:p>
          </table:table-cell>
          <table:table-cell table:number-columns-repeated="6"/>
        </table:table-row>
        <table:table-row table:style-name="ro1">
          <table:table-cell/>
          <table:table-cell table:formula="of:=TRUNC([.F10]/0.05;0)" office:value-type="float" office:value="7" calcext:value-type="float">
            <text:p>7</text:p>
          </table:table-cell>
          <table:table-cell table:formula="of:=TRUNC([.G10]*[.$A$4]/[.$A$5];0)" office:value-type="float" office:value="0" calcext:value-type="float">
            <text:p>0</text:p>
          </table:table-cell>
          <table:table-cell table:style-name="ce4"/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,35</text:p>
          </table:table-cell>
          <table:table-cell office:value-type="float" office:value="0.366992205" calcext:value-type="float">
            <text:p>0,366992205</text:p>
          </table:table-cell>
          <table:table-cell table:style-name="ce4" table:formula="of:=[.$B$2]*[.F10]/[.G10]" office:value-type="float" office:value="3999.81247558105" calcext:value-type="float">
            <text:p>3999,81247558105</text:p>
          </table:table-cell>
          <table:table-cell table:style-name="ce4" table:formula="of:=[.G10]-[.F10]" office:value-type="float" office:value="0.016992205" calcext:value-type="float">
            <text:p>0,016992205</text:p>
          </table:table-cell>
          <table:table-cell table:style-name="ce4" table:formula="of:=TRUNC([.I10]*100/[.F10];2)" office:value-type="float" office:value="4.85" calcext:value-type="float">
            <text:p>4,85</text:p>
          </table:table-cell>
          <table:table-cell table:formula="of:=[.J10]-[.J9]" office:value-type="float" office:value="0.27" calcext:value-type="float">
            <text:p>0,27</text:p>
          </table:table-cell>
          <table:table-cell table:number-columns-repeated="6"/>
        </table:table-row>
        <table:table-row table:style-name="ro1">
          <table:table-cell table:formula="of:=[.A4]/[.A5]" office:value-type="float" office:value="1.46153846153846" calcext:value-type="float">
            <text:p>1,46153846153846</text:p>
          </table:table-cell>
          <table:table-cell table:formula="of:=TRUNC([.F11]/0.05;0)" office:value-type="float" office:value="8" calcext:value-type="float">
            <text:p>8</text:p>
          </table:table-cell>
          <table:table-cell table:formula="of:=TRUNC([.G11]*[.$A$4]/[.$A$5];0)" office:value-type="float" office:value="0" calcext:value-type="float">
            <text:p>0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0.420117199" calcext:value-type="float">
            <text:p>0,420117199</text:p>
          </table:table-cell>
          <table:table-cell table:style-name="ce4" table:formula="of:=[.$B$2]*[.F11]/[.G11]" office:value-type="float" office:value="3993.17143881082" calcext:value-type="float">
            <text:p>3993,17143881082</text:p>
          </table:table-cell>
          <table:table-cell table:style-name="ce4" table:formula="of:=[.G11]-[.F11]" office:value-type="float" office:value="0.020117199" calcext:value-type="float">
            <text:p>0,020117199</text:p>
          </table:table-cell>
          <table:table-cell table:style-name="ce4" table:formula="of:=TRUNC([.I11]*100/[.F11];2)" office:value-type="float" office:value="5.02" calcext:value-type="float">
            <text:p>5,02</text:p>
          </table:table-cell>
          <table:table-cell table:formula="of:=[.J11]-[.J10]" office:value-type="float" office:value="0.17" calcext:value-type="float">
            <text:p>0,17</text:p>
          </table:table-cell>
          <table:table-cell table:number-columns-repeated="6"/>
        </table:table-row>
        <table:table-row table:style-name="ro1">
          <table:table-cell/>
          <table:table-cell table:formula="of:=TRUNC([.F12]/0.05;0)" office:value-type="float" office:value="9" calcext:value-type="float">
            <text:p>9</text:p>
          </table:table-cell>
          <table:table-cell table:formula="of:=TRUNC([.G12]*[.$A$4]/[.$A$5];0)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,45</text:p>
          </table:table-cell>
          <table:table-cell office:value-type="float" office:value="0.471484393" calcext:value-type="float">
            <text:p>0,471484393</text:p>
          </table:table-cell>
          <table:table-cell table:style-name="ce4" table:formula="of:=[.$B$2]*[.F12]/[.G12]" office:value-type="float" office:value="4002.88965662539" calcext:value-type="float">
            <text:p>4002,88965662539</text:p>
          </table:table-cell>
          <table:table-cell table:style-name="ce4" table:formula="of:=[.G12]-[.F12]" office:value-type="float" office:value="0.021484393" calcext:value-type="float">
            <text:p>0,021484393</text:p>
          </table:table-cell>
          <table:table-cell table:style-name="ce4" table:formula="of:=TRUNC([.I12]*100/[.F12];2)" office:value-type="float" office:value="4.77" calcext:value-type="float">
            <text:p>4,77</text:p>
          </table:table-cell>
          <table:table-cell table:formula="of:=[.J12]-[.J11]" office:value-type="float" office:value="-0.25" calcext:value-type="float">
            <text:p>-0,25</text:p>
          </table:table-cell>
          <table:table-cell table:number-columns-repeated="6"/>
        </table:table-row>
        <table:table-row table:style-name="ro1">
          <table:table-cell/>
          <table:table-cell table:formula="of:=TRUNC([.F13]/0.05;0)" office:value-type="float" office:value="10" calcext:value-type="float">
            <text:p>10</text:p>
          </table:table-cell>
          <table:table-cell table:formula="of:=TRUNC([.G13]*[.$A$4]/[.$A$5];0)" office:value-type="float" office:value="0" calcext:value-type="float">
            <text:p>0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523925781" calcext:value-type="float">
            <text:p>0,523925781</text:p>
          </table:table-cell>
          <table:table-cell table:style-name="ce4" table:formula="of:=[.$B$2]*[.F13]/[.G13]" office:value-type="float" office:value="4002.47530479895" calcext:value-type="float">
            <text:p>4002,47530479895</text:p>
          </table:table-cell>
          <table:table-cell table:style-name="ce4" table:formula="of:=[.G13]-[.F13]" office:value-type="float" office:value="0.023925781" calcext:value-type="float">
            <text:p>0,023925781</text:p>
          </table:table-cell>
          <table:table-cell table:style-name="ce4" table:formula="of:=TRUNC([.I13]*100/[.F13];2)" office:value-type="float" office:value="4.78" calcext:value-type="float">
            <text:p>4,78</text:p>
          </table:table-cell>
          <table:table-cell table:formula="of:=[.J13]-[.J12]" office:value-type="float" office:value="0.0100000000000007" calcext:value-type="float">
            <text:p>0,010000000000001</text:p>
          </table:table-cell>
          <table:table-cell table:number-columns-repeated="6"/>
        </table:table-row>
        <table:table-row table:style-name="ro1">
          <table:table-cell/>
          <table:table-cell table:formula="of:=TRUNC([.F14]/0.05;0)" office:value-type="float" office:value="11" calcext:value-type="float">
            <text:p>11</text:p>
          </table:table-cell>
          <table:table-cell table:formula="of:=TRUNC([.G14]*[.$A$4]/[.$A$5];0)" office:value-type="float" office:value="0" calcext:value-type="float">
            <text:p>0</text:p>
          </table:table-cell>
          <table:table-cell table:style-name="ce4"/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,55</text:p>
          </table:table-cell>
          <table:table-cell office:value-type="float" office:value="0.576855481" calcext:value-type="float">
            <text:p>0,576855481</text:p>
          </table:table-cell>
          <table:table-cell table:style-name="ce4" table:formula="of:=[.$B$2]*[.F14]/[.G14]" office:value-type="float" office:value="3998.74851843524" calcext:value-type="float">
            <text:p>3998,74851843524</text:p>
          </table:table-cell>
          <table:table-cell table:style-name="ce4" table:formula="of:=[.G14]-[.F14]" office:value-type="float" office:value="0.026855481" calcext:value-type="float">
            <text:p>0,026855481</text:p>
          </table:table-cell>
          <table:table-cell table:style-name="ce4" table:formula="of:=TRUNC([.I14]*100/[.F14];2)" office:value-type="float" office:value="4.88" calcext:value-type="float">
            <text:p>4,88</text:p>
          </table:table-cell>
          <table:table-cell table:formula="of:=[.J14]-[.J13]" office:value-type="float" office:value="0.0999999999999996" calcext:value-type="float">
            <text:p>0,1</text:p>
          </table:table-cell>
          <table:table-cell table:number-columns-repeated="6"/>
        </table:table-row>
        <table:table-row table:style-name="ro1">
          <table:table-cell/>
          <table:table-cell table:formula="of:=TRUNC([.F15]/0.05;0)" office:value-type="float" office:value="12" calcext:value-type="float">
            <text:p>12</text:p>
          </table:table-cell>
          <table:table-cell table:formula="of:=TRUNC([.G15]*[.$A$4]/[.$A$5];0)" office:value-type="float" office:value="0" calcext:value-type="float">
            <text:p>0</text:p>
          </table:table-cell>
          <table:table-cell table:style-name="ce4"/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office:value-type="float" office:value="0.6296887488" calcext:value-type="float">
            <text:p>0,6296887488</text:p>
          </table:table-cell>
          <table:table-cell table:style-name="ce4" table:formula="of:=[.$B$2]*[.F15]/[.G15]" office:value-type="float" office:value="3996.26006466768" calcext:value-type="float">
            <text:p>3996,26006466768</text:p>
          </table:table-cell>
          <table:table-cell table:style-name="ce4" table:formula="of:=[.G15]-[.F15]" office:value-type="float" office:value="0.0296887487999999" calcext:value-type="float">
            <text:p>0,0296887488</text:p>
          </table:table-cell>
          <table:table-cell table:style-name="ce4" table:formula="of:=TRUNC([.I15]*100/[.F15];2)" office:value-type="float" office:value="4.94" calcext:value-type="float">
            <text:p>4,94</text:p>
          </table:table-cell>
          <table:table-cell table:formula="of:=[.J15]-[.J14]" office:value-type="float" office:value="0.0600000000000005" calcext:value-type="float">
            <text:p>0,060000000000001</text:p>
          </table:table-cell>
          <table:table-cell table:number-columns-repeated="6"/>
        </table:table-row>
        <table:table-row table:style-name="ro1">
          <table:table-cell/>
          <table:table-cell table:formula="of:=TRUNC([.F16]/0.05;0)" office:value-type="float" office:value="13" calcext:value-type="float">
            <text:p>13</text:p>
          </table:table-cell>
          <table:table-cell table:formula="of:=TRUNC([.G16]*[.$A$4]/[.$A$5];0)" office:value-type="float" office:value="0" calcext:value-type="float">
            <text:p>0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,65</text:p>
          </table:table-cell>
          <table:table-cell office:value-type="float" office:value="0.682617188" calcext:value-type="float">
            <text:p>0,682617188</text:p>
          </table:table-cell>
          <table:table-cell table:style-name="ce4" table:formula="of:=[.$B$2]*[.F16]/[.G16]" office:value-type="float" office:value="3993.59999707479" calcext:value-type="float">
            <text:p>3993,59999707479</text:p>
          </table:table-cell>
          <table:table-cell table:style-name="ce4" table:formula="of:=[.G16]-[.F16]" office:value-type="float" office:value="0.032617188" calcext:value-type="float">
            <text:p>0,032617188</text:p>
          </table:table-cell>
          <table:table-cell table:style-name="ce4" table:formula="of:=TRUNC([.I16]*100/[.F16];2)" office:value-type="float" office:value="5.01" calcext:value-type="float">
            <text:p>5,01</text:p>
          </table:table-cell>
          <table:table-cell table:formula="of:=[.J16]-[.J15]" office:value-type="float" office:value="0.0699999999999994" calcext:value-type="float">
            <text:p>0,069999999999999</text:p>
          </table:table-cell>
          <table:table-cell table:number-columns-repeated="6"/>
        </table:table-row>
        <table:table-row table:style-name="ro1">
          <table:table-cell/>
          <table:table-cell table:formula="of:=TRUNC([.F17]/0.05;0)" office:value-type="float" office:value="14" calcext:value-type="float">
            <text:p>14</text:p>
          </table:table-cell>
          <table:table-cell table:formula="of:=TRUNC([.G17]*[.$A$4]/[.$A$5];0)" office:value-type="float" office:value="1" calcext:value-type="float">
            <text:p>1</text:p>
          </table:table-cell>
          <table:table-cell table:style-name="ce4"/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,7</text:p>
          </table:table-cell>
          <table:table-cell office:value-type="float" office:value="0.736132801" calcext:value-type="float">
            <text:p>0,736132801</text:p>
          </table:table-cell>
          <table:table-cell table:style-name="ce4" table:formula="of:=[.$B$2]*[.F17]/[.G17]" office:value-type="float" office:value="3988.13909122357" calcext:value-type="float">
            <text:p>3988,13909122357</text:p>
          </table:table-cell>
          <table:table-cell table:style-name="ce4" table:formula="of:=[.G17]-[.F17]" office:value-type="float" office:value="0.0361328009999999" calcext:value-type="float">
            <text:p>0,036132801</text:p>
          </table:table-cell>
          <table:table-cell table:style-name="ce4" table:formula="of:=TRUNC([.I17]*100/[.F17];2)" office:value-type="float" office:value="5.16" calcext:value-type="float">
            <text:p>5,16</text:p>
          </table:table-cell>
          <table:table-cell table:formula="of:=[.J17]-[.J16]" office:value-type="float" office:value="0.15" calcext:value-type="float">
            <text:p>0,15</text:p>
          </table:table-cell>
          <table:table-cell table:number-columns-repeated="6"/>
        </table:table-row>
        <table:table-row table:style-name="ro1">
          <table:table-cell/>
          <table:table-cell table:formula="of:=TRUNC([.F18]/0.05;0)" office:value-type="float" office:value="15" calcext:value-type="float">
            <text:p>15</text:p>
          </table:table-cell>
          <table:table-cell table:formula="of:=TRUNC([.G18]*[.$A$4]/[.$A$5];0)" office:value-type="float" office:value="1" calcext:value-type="float">
            <text:p>1</text:p>
          </table:table-cell>
          <table:table-cell table:style-name="ce4"/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,75</text:p>
          </table:table-cell>
          <table:table-cell office:value-type="float" office:value="0.78994143" calcext:value-type="float">
            <text:p>0,78994143</text:p>
          </table:table-cell>
          <table:table-cell table:style-name="ce4" table:formula="of:=[.$B$2]*[.F18]/[.G18]" office:value-type="float" office:value="3981.94078768599" calcext:value-type="float">
            <text:p>3981,94078768599</text:p>
          </table:table-cell>
          <table:table-cell table:style-name="ce4" table:formula="of:=[.G18]-[.F18]" office:value-type="float" office:value="0.0399414300000001" calcext:value-type="float">
            <text:p>0,03994143</text:p>
          </table:table-cell>
          <table:table-cell table:style-name="ce4" table:formula="of:=TRUNC([.I18]*100/[.F18];2)" office:value-type="float" office:value="5.32" calcext:value-type="float">
            <text:p>5,32</text:p>
          </table:table-cell>
          <table:table-cell table:formula="of:=[.J18]-[.J17]" office:value-type="float" office:value="0.16" calcext:value-type="float">
            <text:p>0,16</text:p>
          </table:table-cell>
          <table:table-cell table:number-columns-repeated="6"/>
        </table:table-row>
        <table:table-row table:style-name="ro1">
          <table:table-cell/>
          <table:table-cell table:formula="of:=TRUNC([.F19]/0.05;0)" office:value-type="float" office:value="16" calcext:value-type="float">
            <text:p>16</text:p>
          </table:table-cell>
          <table:table-cell table:formula="of:=TRUNC([.G19]*[.$A$4]/[.$A$5];0)" office:value-type="float" office:value="1" calcext:value-type="float">
            <text:p>1</text:p>
          </table:table-cell>
          <table:table-cell table:style-name="ce4"/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,8</text:p>
          </table:table-cell>
          <table:table-cell office:value-type="float" office:value="0.84287113" calcext:value-type="float">
            <text:p>0,84287113</text:p>
          </table:table-cell>
          <table:table-cell table:style-name="ce4" table:formula="of:=[.$B$2]*[.F19]/[.G19]" office:value-type="float" office:value="3980.67970366953" calcext:value-type="float">
            <text:p>3980,67970366953</text:p>
          </table:table-cell>
          <table:table-cell table:style-name="ce4" table:formula="of:=[.G19]-[.F19]" office:value-type="float" office:value="0.04287113" calcext:value-type="float">
            <text:p>0,04287113</text:p>
          </table:table-cell>
          <table:table-cell table:style-name="ce4" table:formula="of:=TRUNC([.I19]*100/[.F19];2)" office:value-type="float" office:value="5.35" calcext:value-type="float">
            <text:p>5,35</text:p>
          </table:table-cell>
          <table:table-cell table:formula="of:=[.J19]-[.J18]" office:value-type="float" office:value="0.0299999999999994" calcext:value-type="float">
            <text:p>0,029999999999999</text:p>
          </table:table-cell>
          <table:table-cell table:number-columns-repeated="6"/>
        </table:table-row>
        <table:table-row table:style-name="ro1">
          <table:table-cell/>
          <table:table-cell table:formula="of:=TRUNC([.F20]/0.05;0)" office:value-type="float" office:value="17" calcext:value-type="float">
            <text:p>17</text:p>
          </table:table-cell>
          <table:table-cell table:formula="of:=TRUNC([.G20]*[.$A$4]/[.$A$5];0)" office:value-type="float" office:value="1" calcext:value-type="float">
            <text:p>1</text:p>
          </table:table-cell>
          <table:table-cell table:style-name="ce4"/>
          <table:table-cell office:value-type="float" office:value="17" calcext:value-type="float">
            <text:p>17</text:p>
          </table:table-cell>
          <table:table-cell office:value-type="float" office:value="0.85" calcext:value-type="float">
            <text:p>0,85</text:p>
          </table:table-cell>
          <table:table-cell office:value-type="float" office:value="0.896289051" calcext:value-type="float">
            <text:p>0,896289051</text:p>
          </table:table-cell>
          <table:table-cell table:style-name="ce4" table:formula="of:=[.$B$2]*[.F20]/[.G20]" office:value-type="float" office:value="3977.39992028531" calcext:value-type="float">
            <text:p>3977,39992028531</text:p>
          </table:table-cell>
          <table:table-cell table:style-name="ce4" table:formula="of:=[.G20]-[.F20]" office:value-type="float" office:value="0.046289051" calcext:value-type="float">
            <text:p>0,046289051</text:p>
          </table:table-cell>
          <table:table-cell table:style-name="ce4" table:formula="of:=TRUNC([.I20]*100/[.F20];2)" office:value-type="float" office:value="5.44" calcext:value-type="float">
            <text:p>5,44</text:p>
          </table:table-cell>
          <table:table-cell table:formula="of:=[.J20]-[.J19]" office:value-type="float" office:value="0.0900000000000007" calcext:value-type="float">
            <text:p>0,090000000000001</text:p>
          </table:table-cell>
          <table:table-cell table:number-columns-repeated="6"/>
        </table:table-row>
        <table:table-row table:style-name="ro1">
          <table:table-cell/>
          <table:table-cell table:formula="of:=TRUNC([.F21]/0.05;0)" office:value-type="float" office:value="18" calcext:value-type="float">
            <text:p>18</text:p>
          </table:table-cell>
          <table:table-cell table:formula="of:=TRUNC([.G21]*[.$A$4]/[.$A$5];0)" office:value-type="float" office:value="1" calcext:value-type="float">
            <text:p>1</text:p>
          </table:table-cell>
          <table:table-cell table:style-name="ce4"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 office:value-type="float" office:value="0.94921875" calcext:value-type="float">
            <text:p>0,94921875</text:p>
          </table:table-cell>
          <table:table-cell table:style-name="ce4" table:formula="of:=[.$B$2]*[.F21]/[.G21]" office:value-type="float" office:value="3976.53333333333" calcext:value-type="float">
            <text:p>3976,53333333333</text:p>
          </table:table-cell>
          <table:table-cell table:style-name="ce4" table:formula="of:=[.G21]-[.F21]" office:value-type="float" office:value="0.04921875" calcext:value-type="float">
            <text:p>0,04921875</text:p>
          </table:table-cell>
          <table:table-cell table:style-name="ce4" table:formula="of:=TRUNC([.I21]*100/[.F21];2)" office:value-type="float" office:value="5.46" calcext:value-type="float">
            <text:p>5,46</text:p>
          </table:table-cell>
          <table:table-cell table:formula="of:=[.J21]-[.J20]" office:value-type="float" office:value="0.0199999999999996" calcext:value-type="float">
            <text:p>0,02</text:p>
          </table:table-cell>
          <table:table-cell table:number-columns-repeated="6"/>
        </table:table-row>
        <table:table-row table:style-name="ro1">
          <table:table-cell/>
          <table:table-cell table:formula="of:=TRUNC([.F22]/0.05;0)" office:value-type="float" office:value="19" calcext:value-type="float">
            <text:p>19</text:p>
          </table:table-cell>
          <table:table-cell table:formula="of:=TRUNC([.G22]*[.$A$4]/[.$A$5];0)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 office:value-type="float" office:value="0.95" calcext:value-type="float">
            <text:p>0,95</text:p>
          </table:table-cell>
          <table:table-cell office:value-type="float" office:value="1.0032227" calcext:value-type="float">
            <text:p>1,0032227</text:p>
          </table:table-cell>
          <table:table-cell table:style-name="ce4" table:formula="of:=[.$B$2]*[.F22]/[.G22]" office:value-type="float" office:value="3971.50104358683" calcext:value-type="float">
            <text:p>3971,50104358683</text:p>
          </table:table-cell>
          <table:table-cell table:style-name="ce4" table:formula="of:=[.G22]-[.F22]" office:value-type="float" office:value="0.0532227" calcext:value-type="float">
            <text:p>0,0532227</text:p>
          </table:table-cell>
          <table:table-cell table:style-name="ce4" table:formula="of:=TRUNC([.I22]*100/[.F22];2)" office:value-type="float" office:value="5.6" calcext:value-type="float">
            <text:p>5,6</text:p>
          </table:table-cell>
          <table:table-cell table:formula="of:=[.J22]-[.J21]" office:value-type="float" office:value="0.14" calcext:value-type="float">
            <text:p>0,14</text:p>
          </table:table-cell>
          <table:table-cell table:number-columns-repeated="6"/>
        </table:table-row>
        <table:table-row table:style-name="ro1">
          <table:table-cell/>
          <table:table-cell table:formula="of:=TRUNC([.F23]/0.05;0)" office:value-type="float" office:value="20" calcext:value-type="float">
            <text:p>20</text:p>
          </table:table-cell>
          <table:table-cell table:formula="of:=TRUNC([.G23]*[.$A$4]/[.$A$5];0)" office:value-type="float" office:value="1" calcext:value-type="float">
            <text:p>1</text:p>
          </table:table-cell>
          <table:table-cell table:style-name="ce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05615234" calcext:value-type="float">
            <text:p>1,05615234</text:p>
          </table:table-cell>
          <table:table-cell table:style-name="ce4" table:formula="of:=[.$B$2]*[.F23]/[.G23]" office:value-type="float" office:value="3971.01804461277" calcext:value-type="float">
            <text:p>3971,01804461277</text:p>
          </table:table-cell>
          <table:table-cell table:style-name="ce4" table:formula="of:=[.G23]-[.F23]" office:value-type="float" office:value="0.0561523399999999" calcext:value-type="float">
            <text:p>0,05615234</text:p>
          </table:table-cell>
          <table:table-cell table:style-name="ce4" table:formula="of:=TRUNC([.I23]*100/[.F23];2)" office:value-type="float" office:value="5.61" calcext:value-type="float">
            <text:p>5,61</text:p>
          </table:table-cell>
          <table:table-cell table:formula="of:=[.J23]-[.J22]" office:value-type="float" office:value="0.0100000000000007" calcext:value-type="float">
            <text:p>0,010000000000001</text:p>
          </table:table-cell>
          <table:table-cell table:number-columns-repeated="6"/>
        </table:table-row>
        <table:table-row table:style-name="ro1">
          <table:table-cell/>
          <table:table-cell table:formula="of:=TRUNC([.F24]/0.05;0)" office:value-type="float" office:value="21" calcext:value-type="float">
            <text:p>21</text:p>
          </table:table-cell>
          <table:table-cell table:formula="of:=TRUNC([.G24]*[.$A$4]/[.$A$5];0)" office:value-type="float" office:value="1" calcext:value-type="float">
            <text:p>1</text:p>
          </table:table-cell>
          <table:table-cell table:style-name="ce4"/>
          <table:table-cell office:value-type="float" office:value="21" calcext:value-type="float">
            <text:p>21</text:p>
          </table:table-cell>
          <table:table-cell office:value-type="float" office:value="1.05" calcext:value-type="float">
            <text:p>1,05</text:p>
          </table:table-cell>
          <table:table-cell office:value-type="float" office:value="1.11005867" calcext:value-type="float">
            <text:p>1,11005867</text:p>
          </table:table-cell>
          <table:table-cell table:style-name="ce4" table:formula="of:=[.$B$2]*[.F24]/[.G24]" office:value-type="float" office:value="3967.08761348623" calcext:value-type="float">
            <text:p>3967,08761348623</text:p>
          </table:table-cell>
          <table:table-cell table:style-name="ce4" table:formula="of:=[.G24]-[.F24]" office:value-type="float" office:value="0.0600586699999999" calcext:value-type="float">
            <text:p>0,06005867</text:p>
          </table:table-cell>
          <table:table-cell table:style-name="ce4" table:formula="of:=TRUNC([.I24]*100/[.F24];2)" office:value-type="float" office:value="5.71" calcext:value-type="float">
            <text:p>5,71</text:p>
          </table:table-cell>
          <table:table-cell table:formula="of:=[.J24]-[.J23]" office:value-type="float" office:value="0.0999999999999996" calcext:value-type="float">
            <text:p>0,1</text:p>
          </table:table-cell>
          <table:table-cell table:number-columns-repeated="6"/>
        </table:table-row>
        <table:table-row table:style-name="ro1">
          <table:table-cell/>
          <table:table-cell table:formula="of:=TRUNC([.F25]/0.05;0)" office:value-type="float" office:value="22" calcext:value-type="float">
            <text:p>22</text:p>
          </table:table-cell>
          <table:table-cell table:formula="of:=TRUNC([.G25]*[.$A$4]/[.$A$5];0)" office:value-type="float" office:value="1" calcext:value-type="float">
            <text:p>1</text:p>
          </table:table-cell>
          <table:table-cell table:style-name="ce4"/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,1</text:p>
          </table:table-cell>
          <table:table-cell office:value-type="float" office:value="1.16435552" calcext:value-type="float">
            <text:p>1,16435552</text:p>
          </table:table-cell>
          <table:table-cell table:style-name="ce4" table:formula="of:=[.$B$2]*[.F25]/[.G25]" office:value-type="float" office:value="3962.19189135634" calcext:value-type="float">
            <text:p>3962,19189135634</text:p>
          </table:table-cell>
          <table:table-cell table:style-name="ce4" table:formula="of:=[.G25]-[.F25]" office:value-type="float" office:value="0.0643555199999999" calcext:value-type="float">
            <text:p>0,06435552</text:p>
          </table:table-cell>
          <table:table-cell table:style-name="ce4" table:formula="of:=TRUNC([.I25]*100/[.F25];2)" office:value-type="float" office:value="5.85" calcext:value-type="float">
            <text:p>5,85</text:p>
          </table:table-cell>
          <table:table-cell table:formula="of:=[.J25]-[.J24]" office:value-type="float" office:value="0.14" calcext:value-type="float">
            <text:p>0,14</text:p>
          </table:table-cell>
          <table:table-cell table:number-columns-repeated="6"/>
        </table:table-row>
        <table:table-row table:style-name="ro1">
          <table:table-cell/>
          <table:table-cell table:formula="of:=TRUNC([.F26]/0.05;0)" office:value-type="float" office:value="23" calcext:value-type="float">
            <text:p>23</text:p>
          </table:table-cell>
          <table:table-cell table:formula="of:=TRUNC([.G26]*[.$A$4]/[.$A$5];0)" office:value-type="float" office:value="1" calcext:value-type="float">
            <text:p>1</text:p>
          </table:table-cell>
          <table:table-cell table:style-name="ce4"/>
          <table:table-cell office:value-type="float" office:value="23" calcext:value-type="float">
            <text:p>23</text:p>
          </table:table-cell>
          <table:table-cell office:value-type="float" office:value="1.15" calcext:value-type="float">
            <text:p>1,15</text:p>
          </table:table-cell>
          <table:table-cell office:value-type="float" office:value="1.21855474" calcext:value-type="float">
            <text:p>1,21855474</text:p>
          </table:table-cell>
          <table:table-cell table:style-name="ce4" table:formula="of:=[.$B$2]*[.F26]/[.G26]" office:value-type="float" office:value="3958.04951692199" calcext:value-type="float">
            <text:p>3958,04951692199</text:p>
          </table:table-cell>
          <table:table-cell table:style-name="ce4" table:formula="of:=[.G26]-[.F26]" office:value-type="float" office:value="0.0685547400000002" calcext:value-type="float">
            <text:p>0,06855474</text:p>
          </table:table-cell>
          <table:table-cell table:style-name="ce4" table:formula="of:=TRUNC([.I26]*100/[.F26];2)" office:value-type="float" office:value="5.96" calcext:value-type="float">
            <text:p>5,96</text:p>
          </table:table-cell>
          <table:table-cell table:formula="of:=[.J26]-[.J25]" office:value-type="float" office:value="0.11" calcext:value-type="float">
            <text:p>0,11</text:p>
          </table:table-cell>
          <table:table-cell table:number-columns-repeated="6"/>
        </table:table-row>
        <table:table-row table:style-name="ro1">
          <table:table-cell/>
          <table:table-cell table:formula="of:=TRUNC([.F27]/0.05;0)" office:value-type="float" office:value="24" calcext:value-type="float">
            <text:p>24</text:p>
          </table:table-cell>
          <table:table-cell table:formula="of:=TRUNC([.G27]*[.$A$4]/[.$A$5];0)" office:value-type="float" office:value="1" calcext:value-type="float">
            <text:p>1</text:p>
          </table:table-cell>
          <table:table-cell table:style-name="ce4"/>
          <table:table-cell office:value-type="float" office:value="24" calcext:value-type="float">
            <text:p>24</text:p>
          </table:table-cell>
          <table:table-cell office:value-type="float" office:value="1.2" calcext:value-type="float">
            <text:p>1,2</text:p>
          </table:table-cell>
          <table:table-cell office:value-type="float" office:value="1.27167976" calcext:value-type="float">
            <text:p>1,27167976</text:p>
          </table:table-cell>
          <table:table-cell table:style-name="ce4" table:formula="of:=[.$B$2]*[.F27]/[.G27]" office:value-type="float" office:value="3957.60014297939" calcext:value-type="float">
            <text:p>3957,60014297939</text:p>
          </table:table-cell>
          <table:table-cell table:style-name="ce4" table:formula="of:=[.G27]-[.F27]" office:value-type="float" office:value="0.0716797600000001" calcext:value-type="float">
            <text:p>0,07167976</text:p>
          </table:table-cell>
          <table:table-cell table:style-name="ce4" table:formula="of:=TRUNC([.I27]*100/[.F27];2)" office:value-type="float" office:value="5.97" calcext:value-type="float">
            <text:p>5,97</text:p>
          </table:table-cell>
          <table:table-cell table:formula="of:=[.J27]-[.J26]" office:value-type="float" office:value="0.00999999999999979" calcext:value-type="float">
            <text:p>0,01</text:p>
          </table:table-cell>
          <table:table-cell table:number-columns-repeated="6"/>
        </table:table-row>
        <table:table-row table:style-name="ro1">
          <table:table-cell/>
          <table:table-cell table:formula="of:=TRUNC([.F28]/0.05;0)" office:value-type="float" office:value="25" calcext:value-type="float">
            <text:p>25</text:p>
          </table:table-cell>
          <table:table-cell table:formula="of:=TRUNC([.G28]*[.$A$4]/[.$A$5];0)" office:value-type="float" office:value="1" calcext:value-type="float">
            <text:p>1</text:p>
          </table:table-cell>
          <table:table-cell table:style-name="ce4"/>
          <table:table-cell office:value-type="float" office:value="25" calcext:value-type="float">
            <text:p>25</text:p>
          </table:table-cell>
          <table:table-cell office:value-type="float" office:value="1.25" calcext:value-type="float">
            <text:p>1,25</text:p>
          </table:table-cell>
          <table:table-cell office:value-type="float" office:value="1.32675779" calcext:value-type="float">
            <text:p>1,32675779</text:p>
          </table:table-cell>
          <table:table-cell table:style-name="ce4" table:formula="of:=[.$B$2]*[.F28]/[.G28]" office:value-type="float" office:value="3951.36176287309" calcext:value-type="float">
            <text:p>3951,36176287309</text:p>
          </table:table-cell>
          <table:table-cell table:style-name="ce4" table:formula="of:=[.G28]-[.F28]" office:value-type="float" office:value="0.0767577900000001" calcext:value-type="float">
            <text:p>0,07675779</text:p>
          </table:table-cell>
          <table:table-cell table:style-name="ce4" table:formula="of:=TRUNC([.I28]*100/[.F28];2)" office:value-type="float" office:value="6.14" calcext:value-type="float">
            <text:p>6,14</text:p>
          </table:table-cell>
          <table:table-cell table:formula="of:=[.J28]-[.J27]" office:value-type="float" office:value="0.17" calcext:value-type="float">
            <text:p>0,17</text:p>
          </table:table-cell>
          <table:table-cell table:number-columns-repeated="6"/>
        </table:table-row>
        <table:table-row table:style-name="ro1">
          <table:table-cell/>
          <table:table-cell table:formula="of:=TRUNC([.F29]/0.05;0)" office:value-type="float" office:value="26" calcext:value-type="float">
            <text:p>26</text:p>
          </table:table-cell>
          <table:table-cell table:formula="of:=TRUNC([.G29]*[.$A$4]/[.$A$5];0)" office:value-type="float" office:value="2" calcext:value-type="float">
            <text:p>2</text:p>
          </table:table-cell>
          <table:table-cell table:style-name="ce4"/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,3</text:p>
          </table:table-cell>
          <table:table-cell office:value-type="float" office:value="1.38154304" calcext:value-type="float">
            <text:p>1,38154304</text:p>
          </table:table-cell>
          <table:table-cell table:style-name="ce4" table:formula="of:=[.$B$2]*[.F29]/[.G29]" office:value-type="float" office:value="3946.45685450379" calcext:value-type="float">
            <text:p>3946,45685450379</text:p>
          </table:table-cell>
          <table:table-cell table:style-name="ce4" table:formula="of:=[.G29]-[.F29]" office:value-type="float" office:value="0.0815430399999999" calcext:value-type="float">
            <text:p>0,08154304</text:p>
          </table:table-cell>
          <table:table-cell table:style-name="ce4" table:formula="of:=TRUNC([.I29]*100/[.F29];2)" office:value-type="float" office:value="6.27" calcext:value-type="float">
            <text:p>6,27</text:p>
          </table:table-cell>
          <table:table-cell table:formula="of:=[.J29]-[.J28]" office:value-type="float" office:value="0.13" calcext:value-type="float">
            <text:p>0,13</text:p>
          </table:table-cell>
          <table:table-cell table:number-columns-repeated="6"/>
        </table:table-row>
        <table:table-row table:style-name="ro1">
          <table:table-cell/>
          <table:table-cell table:formula="of:=TRUNC([.F30]/0.05;0)" office:value-type="float" office:value="27" calcext:value-type="float">
            <text:p>27</text:p>
          </table:table-cell>
          <table:table-cell table:formula="of:=TRUNC([.G30]*[.$A$4]/[.$A$5];0)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office:value-type="float" office:value="1.35" calcext:value-type="float">
            <text:p>1,35</text:p>
          </table:table-cell>
          <table:table-cell office:value-type="float" office:value="1.43779302" calcext:value-type="float">
            <text:p>1,43779302</text:p>
          </table:table-cell>
          <table:table-cell table:style-name="ce4" table:formula="of:=[.$B$2]*[.F30]/[.G30]" office:value-type="float" office:value="3937.91033983459" calcext:value-type="float">
            <text:p>3937,91033983459</text:p>
          </table:table-cell>
          <table:table-cell table:style-name="ce4" table:formula="of:=[.G30]-[.F30]" office:value-type="float" office:value="0.0877930199999999" calcext:value-type="float">
            <text:p>0,08779302</text:p>
          </table:table-cell>
          <table:table-cell table:style-name="ce4" table:formula="of:=TRUNC([.I30]*100/[.F30];2)" office:value-type="float" office:value="6.5" calcext:value-type="float">
            <text:p>6,5</text:p>
          </table:table-cell>
          <table:table-cell table:formula="of:=[.J30]-[.J29]" office:value-type="float" office:value="0.23" calcext:value-type="float">
            <text:p>0,23</text:p>
          </table:table-cell>
          <table:table-cell table:number-columns-repeated="6"/>
        </table:table-row>
        <table:table-row table:style-name="ro1">
          <table:table-cell/>
          <table:table-cell table:formula="of:=TRUNC([.F31]/0.05;0)" office:value-type="float" office:value="28" calcext:value-type="float">
            <text:p>28</text:p>
          </table:table-cell>
          <table:table-cell table:formula="of:=TRUNC([.G31]*[.$A$4]/[.$A$5];0)" office:value-type="float" office:value="2" calcext:value-type="float">
            <text:p>2</text:p>
          </table:table-cell>
          <table:table-cell table:style-name="ce4"/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,4</text:p>
          </table:table-cell>
          <table:table-cell office:value-type="float" office:value="1.49257815" calcext:value-type="float">
            <text:p>1,49257815</text:p>
          </table:table-cell>
          <table:table-cell table:style-name="ce4" table:formula="of:=[.$B$2]*[.F31]/[.G31]" office:value-type="float" office:value="3933.86436750397" calcext:value-type="float">
            <text:p>3933,86436750397</text:p>
          </table:table-cell>
          <table:table-cell table:style-name="ce4" table:formula="of:=[.G31]-[.F31]" office:value-type="float" office:value="0.09257815" calcext:value-type="float">
            <text:p>0,09257815</text:p>
          </table:table-cell>
          <table:table-cell table:style-name="ce4" table:formula="of:=TRUNC([.I31]*100/[.F31];2)" office:value-type="float" office:value="6.61" calcext:value-type="float">
            <text:p>6,61</text:p>
          </table:table-cell>
          <table:table-cell table:formula="of:=[.J31]-[.J30]" office:value-type="float" office:value="0.11" calcext:value-type="float">
            <text:p>0,11</text:p>
          </table:table-cell>
          <table:table-cell table:number-columns-repeated="5"/>
          <table:table-cell office:value-type="string" calcext:value-type="string">
            <text:p>irf9540</text:p>
          </table:table-cell>
        </table:table-row>
        <table:table-row table:style-name="ro1">
          <table:table-cell/>
          <table:table-cell table:formula="of:=TRUNC([.F32]/0.05;0)" office:value-type="float" office:value="29" calcext:value-type="float">
            <text:p>29</text:p>
          </table:table-cell>
          <table:table-cell table:formula="of:=TRUNC([.G32]*[.$A$4]/[.$A$5];0)" office:value-type="float" office:value="2" calcext:value-type="float">
            <text:p>2</text:p>
          </table:table-cell>
          <table:table-cell table:style-name="ce4"/>
          <table:table-cell office:value-type="float" office:value="29" calcext:value-type="float">
            <text:p>29</text:p>
          </table:table-cell>
          <table:table-cell office:value-type="float" office:value="1.45" calcext:value-type="float">
            <text:p>1,45</text:p>
          </table:table-cell>
          <table:table-cell office:value-type="float" office:value="1.54755867" calcext:value-type="float">
            <text:p>1,54755867</text:p>
          </table:table-cell>
          <table:table-cell table:style-name="ce4" table:formula="of:=[.$B$2]*[.F32]/[.G32]" office:value-type="float" office:value="3929.60869134609" calcext:value-type="float">
            <text:p>3929,60869134609</text:p>
          </table:table-cell>
          <table:table-cell table:style-name="ce4" table:formula="of:=[.G32]-[.F32]" office:value-type="float" office:value="0.09755867" calcext:value-type="float">
            <text:p>0,09755867</text:p>
          </table:table-cell>
          <table:table-cell table:style-name="ce4" table:formula="of:=TRUNC([.I32]*100/[.F32];2)" office:value-type="float" office:value="6.72" calcext:value-type="float">
            <text:p>6,72</text:p>
          </table:table-cell>
          <table:table-cell table:formula="of:=[.J32]-[.J31]" office:value-type="float" office:value="0.109999999999999" calcext:value-type="float">
            <text:p>0,109999999999999</text:p>
          </table:table-cell>
          <table:table-cell table:number-columns-repeated="5"/>
          <table:table-cell office:value-type="string" calcext:value-type="string">
            <text:p>irl540</text:p>
          </table:table-cell>
        </table:table-row>
        <table:table-row table:style-name="ro1">
          <table:table-cell/>
          <table:table-cell table:formula="of:=TRUNC([.F33]/0.05;0)" office:value-type="float" office:value="30" calcext:value-type="float">
            <text:p>30</text:p>
          </table:table-cell>
          <table:table-cell table:formula="of:=TRUNC([.G33]*[.$A$4]/[.$A$5];0)" office:value-type="float" office:value="2" calcext:value-type="float">
            <text:p>2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 office:value-type="float" office:value="1.60322273" calcext:value-type="float">
            <text:p>1,60322273</text:p>
          </table:table-cell>
          <table:table-cell table:style-name="ce4" table:formula="of:=[.$B$2]*[.F33]/[.G33]" office:value-type="float" office:value="3923.97131245763" calcext:value-type="float">
            <text:p>3923,97131245763</text:p>
          </table:table-cell>
          <table:table-cell table:style-name="ce4" table:formula="of:=[.G33]-[.F33]" office:value-type="float" office:value="0.10322273" calcext:value-type="float">
            <text:p>0,10322273</text:p>
          </table:table-cell>
          <table:table-cell table:style-name="ce4" table:formula="of:=TRUNC([.I33]*100/[.F33];2)" office:value-type="float" office:value="6.88" calcext:value-type="float">
            <text:p>6,88</text:p>
          </table:table-cell>
          <table:table-cell table:formula="of:=[.J33]-[.J32]" office:value-type="float" office:value="0.16" calcext:value-type="float">
            <text:p>0,16</text:p>
          </table:table-cell>
          <table:table-cell table:number-columns-repeated="5"/>
          <table:table-cell office:value-type="string" calcext:value-type="string">
            <text:p>estaño</text:p>
          </table:table-cell>
        </table:table-row>
        <table:table-row table:style-name="ro1">
          <table:table-cell/>
          <table:table-cell table:formula="of:=TRUNC([.F34]/0.05;0)" office:value-type="float" office:value="31" calcext:value-type="float">
            <text:p>31</text:p>
          </table:table-cell>
          <table:table-cell table:formula="of:=TRUNC([.G34]*[.$A$4]/[.$A$5];0)" office:value-type="float" office:value="2" calcext:value-type="float">
            <text:p>2</text:p>
          </table:table-cell>
          <table:table-cell table:style-name="ce4"/>
          <table:table-cell office:value-type="float" office:value="31" calcext:value-type="float">
            <text:p>31</text:p>
          </table:table-cell>
          <table:table-cell office:value-type="float" office:value="1.55" calcext:value-type="float">
            <text:p>1,55</text:p>
          </table:table-cell>
          <table:table-cell office:value-type="float" office:value="1.6594727" calcext:value-type="float">
            <text:p>1,6594727</text:p>
          </table:table-cell>
          <table:table-cell table:style-name="ce4" table:formula="of:=[.$B$2]*[.F34]/[.G34]" office:value-type="float" office:value="3917.32867916417" calcext:value-type="float">
            <text:p>3917,32867916417</text:p>
          </table:table-cell>
          <table:table-cell table:style-name="ce4" table:formula="of:=[.G34]-[.F34]" office:value-type="float" office:value="0.1094727" calcext:value-type="float">
            <text:p>0,1094727</text:p>
          </table:table-cell>
          <table:table-cell table:style-name="ce4" table:formula="of:=TRUNC([.I34]*100/[.F34];2)" office:value-type="float" office:value="7.06" calcext:value-type="float">
            <text:p>7,06</text:p>
          </table:table-cell>
          <table:table-cell table:formula="of:=[.J34]-[.J33]" office:value-type="float" office:value="0.18" calcext:value-type="float">
            <text:p>0,18</text:p>
          </table:table-cell>
          <table:table-cell table:number-columns-repeated="6"/>
        </table:table-row>
        <table:table-row table:style-name="ro1">
          <table:table-cell/>
          <table:table-cell table:formula="of:=TRUNC([.F35]/0.05;0)" office:value-type="float" office:value="32" calcext:value-type="float">
            <text:p>32</text:p>
          </table:table-cell>
          <table:table-cell table:formula="of:=TRUNC([.G35]*[.$A$4]/[.$A$5];0)" office:value-type="float" office:value="2" calcext:value-type="float">
            <text:p>2</text:p>
          </table:table-cell>
          <table:table-cell table:style-name="ce4"/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,6</text:p>
          </table:table-cell>
          <table:table-cell office:value-type="float" office:value="1.71494138" calcext:value-type="float">
            <text:p>1,71494138</text:p>
          </table:table-cell>
          <table:table-cell table:style-name="ce4" table:formula="of:=[.$B$2]*[.F35]/[.G35]" office:value-type="float" office:value="3912.90342530542" calcext:value-type="float">
            <text:p>3912,90342530542</text:p>
          </table:table-cell>
          <table:table-cell table:style-name="ce4" table:formula="of:=[.G35]-[.F35]" office:value-type="float" office:value="0.11494138" calcext:value-type="float">
            <text:p>0,11494138</text:p>
          </table:table-cell>
          <table:table-cell table:style-name="ce4" table:formula="of:=TRUNC([.I35]*100/[.F35];2)" office:value-type="float" office:value="7.18" calcext:value-type="float">
            <text:p>7,18</text:p>
          </table:table-cell>
          <table:table-cell table:formula="of:=[.J35]-[.J34]" office:value-type="float" office:value="0.12" calcext:value-type="float">
            <text:p>0,12</text:p>
          </table:table-cell>
          <table:table-cell table:number-columns-repeated="6"/>
        </table:table-row>
        <table:table-row table:style-name="ro1">
          <table:table-cell/>
          <table:table-cell table:formula="of:=TRUNC([.F36]/0.05;0)" office:value-type="float" office:value="33" calcext:value-type="float">
            <text:p>33</text:p>
          </table:table-cell>
          <table:table-cell table:formula="of:=TRUNC([.G36]*[.$A$4]/[.$A$5];0)" office:value-type="float" office:value="2" calcext:value-type="float">
            <text:p>2</text:p>
          </table:table-cell>
          <table:table-cell table:style-name="ce4"/>
          <table:table-cell office:value-type="float" office:value="33" calcext:value-type="float">
            <text:p>33</text:p>
          </table:table-cell>
          <table:table-cell office:value-type="float" office:value="1.65" calcext:value-type="float">
            <text:p>1,65</text:p>
          </table:table-cell>
          <table:table-cell office:value-type="float" office:value="1.77128911" calcext:value-type="float">
            <text:p>1,77128911</text:p>
          </table:table-cell>
          <table:table-cell table:style-name="ce4" table:formula="of:=[.$B$2]*[.F36]/[.G36]" office:value-type="float" office:value="3906.81564118011" calcext:value-type="float">
            <text:p>3906,81564118011</text:p>
          </table:table-cell>
          <table:table-cell table:style-name="ce4" table:formula="of:=[.G36]-[.F36]" office:value-type="float" office:value="0.12128911" calcext:value-type="float">
            <text:p>0,12128911</text:p>
          </table:table-cell>
          <table:table-cell table:style-name="ce4" table:formula="of:=TRUNC([.I36]*100/[.F36];2)" office:value-type="float" office:value="7.35" calcext:value-type="float">
            <text:p>7,35</text:p>
          </table:table-cell>
          <table:table-cell table:formula="of:=[.J36]-[.J35]" office:value-type="float" office:value="0.17" calcext:value-type="float">
            <text:p>0,17</text:p>
          </table:table-cell>
          <table:table-cell table:number-columns-repeated="6"/>
        </table:table-row>
        <table:table-row table:style-name="ro1">
          <table:table-cell/>
          <table:table-cell table:formula="of:=TRUNC([.F37]/0.05;0)" office:value-type="float" office:value="34" calcext:value-type="float">
            <text:p>34</text:p>
          </table:table-cell>
          <table:table-cell table:formula="of:=TRUNC([.G37]*[.$A$4]/[.$A$5];0)" office:value-type="float" office:value="2" calcext:value-type="float">
            <text:p>2</text:p>
          </table:table-cell>
          <table:table-cell table:style-name="ce4"/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office:value-type="float" office:value="1.82714844" calcext:value-type="float">
            <text:p>1,82714844</text:p>
          </table:table-cell>
          <table:table-cell table:style-name="ce4" table:formula="of:=[.$B$2]*[.F37]/[.G37]" office:value-type="float" office:value="3902.14601283298" calcext:value-type="float">
            <text:p>3902,14601283298</text:p>
          </table:table-cell>
          <table:table-cell table:style-name="ce4" table:formula="of:=[.G37]-[.F37]" office:value-type="float" office:value="0.12714844" calcext:value-type="float">
            <text:p>0,12714844</text:p>
          </table:table-cell>
          <table:table-cell table:style-name="ce4" table:formula="of:=TRUNC([.I37]*100/[.F37];2)" office:value-type="float" office:value="7.47" calcext:value-type="float">
            <text:p>7,47</text:p>
          </table:table-cell>
          <table:table-cell table:formula="of:=[.J37]-[.J36]" office:value-type="float" office:value="0.12" calcext:value-type="float">
            <text:p>0,12</text:p>
          </table:table-cell>
          <table:table-cell table:number-columns-repeated="6"/>
        </table:table-row>
        <table:table-row table:style-name="ro1">
          <table:table-cell/>
          <table:table-cell table:formula="of:=TRUNC([.F38]/0.05;0)" office:value-type="float" office:value="35" calcext:value-type="float">
            <text:p>35</text:p>
          </table:table-cell>
          <table:table-cell table:formula="of:=TRUNC([.G38]*[.$A$4]/[.$A$5];0)" office:value-type="float" office:value="2" calcext:value-type="float">
            <text:p>2</text:p>
          </table:table-cell>
          <table:table-cell table:style-name="ce4"/>
          <table:table-cell office:value-type="float" office:value="35" calcext:value-type="float">
            <text:p>35</text:p>
          </table:table-cell>
          <table:table-cell office:value-type="float" office:value="1.75" calcext:value-type="float">
            <text:p>1,75</text:p>
          </table:table-cell>
          <table:table-cell office:value-type="float" office:value="1.88496101" calcext:value-type="float">
            <text:p>1,88496101</text:p>
          </table:table-cell>
          <table:table-cell table:style-name="ce4" table:formula="of:=[.$B$2]*[.F38]/[.G38]" office:value-type="float" office:value="3893.71449120849" calcext:value-type="float">
            <text:p>3893,71449120849</text:p>
          </table:table-cell>
          <table:table-cell table:style-name="ce4" table:formula="of:=[.G38]-[.F38]" office:value-type="float" office:value="0.13496101" calcext:value-type="float">
            <text:p>0,13496101</text:p>
          </table:table-cell>
          <table:table-cell table:style-name="ce4" table:formula="of:=TRUNC([.I38]*100/[.F38];2)" office:value-type="float" office:value="7.71" calcext:value-type="float">
            <text:p>7,71</text:p>
          </table:table-cell>
          <table:table-cell table:formula="of:=[.J38]-[.J37]" office:value-type="float" office:value="0.24" calcext:value-type="float">
            <text:p>0,24</text:p>
          </table:table-cell>
          <table:table-cell table:number-columns-repeated="6"/>
        </table:table-row>
        <table:table-row table:style-name="ro1">
          <table:table-cell/>
          <table:table-cell table:formula="of:=TRUNC([.F39]/0.05;0)" office:value-type="float" office:value="36" calcext:value-type="float">
            <text:p>36</text:p>
          </table:table-cell>
          <table:table-cell table:formula="of:=TRUNC([.G39]*[.$A$4]/[.$A$5];0)" office:value-type="float" office:value="2" calcext:value-type="float">
            <text:p>2</text:p>
          </table:table-cell>
          <table:table-cell table:style-name="ce4"/>
          <table:table-cell office:value-type="float" office:value="36" calcext:value-type="float">
            <text:p>36</text:p>
          </table:table-cell>
          <table:table-cell office:value-type="float" office:value="1.8" calcext:value-type="float">
            <text:p>1,8</text:p>
          </table:table-cell>
          <table:table-cell office:value-type="float" office:value="1.94335938" calcext:value-type="float">
            <text:p>1,94335938</text:p>
          </table:table-cell>
          <table:table-cell table:style-name="ce4" table:formula="of:=[.$B$2]*[.F39]/[.G39]" office:value-type="float" office:value="3884.6134573421" calcext:value-type="float">
            <text:p>3884,6134573421</text:p>
          </table:table-cell>
          <table:table-cell table:style-name="ce4" table:formula="of:=[.G39]-[.F39]" office:value-type="float" office:value="0.14335938" calcext:value-type="float">
            <text:p>0,14335938</text:p>
          </table:table-cell>
          <table:table-cell table:style-name="ce4" table:formula="of:=TRUNC([.I39]*100/[.F39];2)" office:value-type="float" office:value="7.96" calcext:value-type="float">
            <text:p>7,96</text:p>
          </table:table-cell>
          <table:table-cell table:formula="of:=[.J39]-[.J38]" office:value-type="float" office:value="0.25" calcext:value-type="float">
            <text:p>0,25</text:p>
          </table:table-cell>
          <table:table-cell table:number-columns-repeated="6"/>
        </table:table-row>
        <table:table-row table:style-name="ro1">
          <table:table-cell/>
          <table:table-cell table:formula="of:=TRUNC([.F40]/0.05;0)" office:value-type="float" office:value="37" calcext:value-type="float">
            <text:p>37</text:p>
          </table:table-cell>
          <table:table-cell table:formula="of:=TRUNC([.G40]*[.$A$4]/[.$A$5];0)" office:value-type="float" office:value="2" calcext:value-type="float">
            <text:p>2</text:p>
          </table:table-cell>
          <table:table-cell table:style-name="ce4"/>
          <table:table-cell office:value-type="float" office:value="37" calcext:value-type="float">
            <text:p>37</text:p>
          </table:table-cell>
          <table:table-cell office:value-type="float" office:value="1.85" calcext:value-type="float">
            <text:p>1,85</text:p>
          </table:table-cell>
          <table:table-cell office:value-type="float" office:value="2.00097656" calcext:value-type="float">
            <text:p>2,00097656</text:p>
          </table:table-cell>
          <table:table-cell table:style-name="ce4" table:formula="of:=[.$B$2]*[.F40]/[.G40]" office:value-type="float" office:value="3877.55666663082" calcext:value-type="float">
            <text:p>3877,55666663082</text:p>
          </table:table-cell>
          <table:table-cell table:style-name="ce4" table:formula="of:=[.G40]-[.F40]" office:value-type="float" office:value="0.15097656" calcext:value-type="float">
            <text:p>0,15097656</text:p>
          </table:table-cell>
          <table:table-cell table:style-name="ce4" table:formula="of:=TRUNC([.I40]*100/[.F40];2)" office:value-type="float" office:value="8.16" calcext:value-type="float">
            <text:p>8,16</text:p>
          </table:table-cell>
          <table:table-cell table:formula="of:=[.J40]-[.J39]" office:value-type="float" office:value="0.2" calcext:value-type="float">
            <text:p>0,2</text:p>
          </table:table-cell>
          <table:table-cell table:number-columns-repeated="6"/>
        </table:table-row>
        <table:table-row table:style-name="ro1">
          <table:table-cell/>
          <table:table-cell table:formula="of:=TRUNC([.F41]/0.05;0)" office:value-type="float" office:value="38" calcext:value-type="float">
            <text:p>38</text:p>
          </table:table-cell>
          <table:table-cell table:formula="of:=TRUNC([.G41]*[.$A$4]/[.$A$5];0)" office:value-type="float" office:value="3" calcext:value-type="float">
            <text:p>3</text:p>
          </table:table-cell>
          <table:table-cell table:style-name="ce4"/>
          <table:table-cell office:value-type="float" office:value="38" calcext:value-type="float">
            <text:p>38</text:p>
          </table:table-cell>
          <table:table-cell office:value-type="float" office:value="1.9" calcext:value-type="float">
            <text:p>1,9</text:p>
          </table:table-cell>
          <table:table-cell office:value-type="float" office:value="2.05820322" calcext:value-type="float">
            <text:p>2,05820322</text:p>
          </table:table-cell>
          <table:table-cell table:style-name="ce4" table:formula="of:=[.$B$2]*[.F41]/[.G41]" office:value-type="float" office:value="3871.62935251845" calcext:value-type="float">
            <text:p>3871,62935251845</text:p>
          </table:table-cell>
          <table:table-cell table:style-name="ce4" table:formula="of:=[.G41]-[.F41]" office:value-type="float" office:value="0.15820322" calcext:value-type="float">
            <text:p>0,15820322</text:p>
          </table:table-cell>
          <table:table-cell table:style-name="ce4" table:formula="of:=TRUNC([.I41]*100/[.F41];2)" office:value-type="float" office:value="8.32" calcext:value-type="float">
            <text:p>8,32</text:p>
          </table:table-cell>
          <table:table-cell table:formula="of:=[.J41]-[.J40]" office:value-type="float" office:value="0.16" calcext:value-type="float">
            <text:p>0,16</text:p>
          </table:table-cell>
          <table:table-cell table:number-columns-repeated="6"/>
        </table:table-row>
        <table:table-row table:style-name="ro1">
          <table:table-cell/>
          <table:table-cell table:formula="of:=TRUNC([.F42]/0.05;0)" office:value-type="float" office:value="39" calcext:value-type="float">
            <text:p>39</text:p>
          </table:table-cell>
          <table:table-cell table:formula="of:=TRUNC([.G42]*[.$A$4]/[.$A$5];0)" office:value-type="float" office:value="3" calcext:value-type="float">
            <text:p>3</text:p>
          </table:table-cell>
          <table:table-cell table:style-name="ce4"/>
          <table:table-cell office:value-type="float" office:value="39" calcext:value-type="float">
            <text:p>39</text:p>
          </table:table-cell>
          <table:table-cell office:value-type="float" office:value="1.95" calcext:value-type="float">
            <text:p>1,95</text:p>
          </table:table-cell>
          <table:table-cell office:value-type="float" office:value="2.11552739" calcext:value-type="float">
            <text:p>2,11552739</text:p>
          </table:table-cell>
          <table:table-cell table:style-name="ce4" table:formula="of:=[.$B$2]*[.F42]/[.G42]" office:value-type="float" office:value="3865.84453534303" calcext:value-type="float">
            <text:p>3865,84453534303</text:p>
          </table:table-cell>
          <table:table-cell table:style-name="ce4" table:formula="of:=[.G42]-[.F42]" office:value-type="float" office:value="0.16552739" calcext:value-type="float">
            <text:p>0,16552739</text:p>
          </table:table-cell>
          <table:table-cell table:style-name="ce4" table:formula="of:=TRUNC([.I42]*100/[.F42];2)" office:value-type="float" office:value="8.48" calcext:value-type="float">
            <text:p>8,48</text:p>
          </table:table-cell>
          <table:table-cell table:formula="of:=[.J42]-[.J41]" office:value-type="float" office:value="0.16" calcext:value-type="float">
            <text:p>0,16</text:p>
          </table:table-cell>
          <table:table-cell table:number-columns-repeated="6"/>
        </table:table-row>
        <table:table-row table:style-name="ro1">
          <table:table-cell/>
          <table:table-cell table:formula="of:=TRUNC([.F43]/0.05;0)" office:value-type="float" office:value="40" calcext:value-type="float">
            <text:p>40</text:p>
          </table:table-cell>
          <table:table-cell table:formula="of:=TRUNC([.G43]*[.$A$4]/[.$A$5];0)" office:value-type="float" office:value="3" calcext:value-type="float">
            <text:p>3</text:p>
          </table:table-cell>
          <table:table-cell table:style-name="ce4"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.18066406" calcext:value-type="float">
            <text:p>2,18066406</text:p>
          </table:table-cell>
          <table:table-cell table:style-name="ce4" table:formula="of:=[.$B$2]*[.F43]/[.G43]" office:value-type="float" office:value="3846.53471108246" calcext:value-type="float">
            <text:p>3846,53471108246</text:p>
          </table:table-cell>
          <table:table-cell table:style-name="ce4" table:formula="of:=[.G43]-[.F43]" office:value-type="float" office:value="0.18066406" calcext:value-type="float">
            <text:p>0,18066406</text:p>
          </table:table-cell>
          <table:table-cell table:style-name="ce4" table:formula="of:=TRUNC([.I43]*100/[.F43];2)" office:value-type="float" office:value="9.03" calcext:value-type="float">
            <text:p>9,03</text:p>
          </table:table-cell>
          <table:table-cell table:formula="of:=[.J43]-[.J42]" office:value-type="float" office:value="0.549999999999999" calcext:value-type="float">
            <text:p>0,549999999999999</text:p>
          </table:table-cell>
          <table:table-cell table:number-columns-repeated="6"/>
        </table:table-row>
        <table:table-row table:style-name="ro1">
          <table:table-cell/>
          <table:table-cell table:formula="of:=TRUNC([.F44]/0.05;0)" office:value-type="float" office:value="41" calcext:value-type="float">
            <text:p>41</text:p>
          </table:table-cell>
          <table:table-cell table:formula="of:=TRUNC([.G44]*[.$A$4]/[.$A$5];0)" office:value-type="float" office:value="3" calcext:value-type="float">
            <text:p>3</text:p>
          </table:table-cell>
          <table:table-cell table:style-name="ce4"/>
          <table:table-cell office:value-type="float" office:value="41" calcext:value-type="float">
            <text:p>41</text:p>
          </table:table-cell>
          <table:table-cell office:value-type="float" office:value="2.05" calcext:value-type="float">
            <text:p>2,05</text:p>
          </table:table-cell>
          <table:table-cell office:value-type="float" office:value="2.23740244" calcext:value-type="float">
            <text:p>2,23740244</text:p>
          </table:table-cell>
          <table:table-cell table:style-name="ce4" table:formula="of:=[.$B$2]*[.F44]/[.G44]" office:value-type="float" office:value="3842.7150369962" calcext:value-type="float">
            <text:p>3842,7150369962</text:p>
          </table:table-cell>
          <table:table-cell table:style-name="ce4" table:formula="of:=[.G44]-[.F44]" office:value-type="float" office:value="0.18740244" calcext:value-type="float">
            <text:p>0,18740244</text:p>
          </table:table-cell>
          <table:table-cell table:style-name="ce4" table:formula="of:=TRUNC([.I44]*100/[.F44];2)" office:value-type="float" office:value="9.14" calcext:value-type="float">
            <text:p>9,14</text:p>
          </table:table-cell>
          <table:table-cell table:formula="of:=[.J44]-[.J43]" office:value-type="float" office:value="0.110000000000001" calcext:value-type="float">
            <text:p>0,110000000000001</text:p>
          </table:table-cell>
          <table:table-cell table:number-columns-repeated="6"/>
        </table:table-row>
        <table:table-row table:style-name="ro1">
          <table:table-cell/>
          <table:table-cell table:formula="of:=TRUNC([.F45]/0.05;0)" office:value-type="float" office:value="42" calcext:value-type="float">
            <text:p>42</text:p>
          </table:table-cell>
          <table:table-cell table:formula="of:=TRUNC([.G45]*[.$A$4]/[.$A$5];0)" office:value-type="float" office:value="3" calcext:value-type="float">
            <text:p>3</text:p>
          </table:table-cell>
          <table:table-cell table:style-name="ce4"/>
          <table:table-cell office:value-type="float" office:value="42" calcext:value-type="float">
            <text:p>42</text:p>
          </table:table-cell>
          <table:table-cell office:value-type="float" office:value="2.1" calcext:value-type="float">
            <text:p>2,1</text:p>
          </table:table-cell>
          <table:table-cell office:value-type="float" office:value="2.2922852" calcext:value-type="float">
            <text:p>2,2922852</text:p>
          </table:table-cell>
          <table:table-cell table:style-name="ce4" table:formula="of:=[.$B$2]*[.F45]/[.G45]" office:value-type="float" office:value="3842.19206231406" calcext:value-type="float">
            <text:p>3842,19206231406</text:p>
          </table:table-cell>
          <table:table-cell table:style-name="ce4" table:formula="of:=[.G45]-[.F45]" office:value-type="float" office:value="0.1922852" calcext:value-type="float">
            <text:p>0,1922852</text:p>
          </table:table-cell>
          <table:table-cell table:style-name="ce4" table:formula="of:=TRUNC([.I45]*100/[.F45];2)" office:value-type="float" office:value="9.15" calcext:value-type="float">
            <text:p>9,15</text:p>
          </table:table-cell>
          <table:table-cell table:formula="of:=[.J45]-[.J44]" office:value-type="float" office:value="0.00999999999999979" calcext:value-type="float">
            <text:p>0,01</text:p>
          </table:table-cell>
          <table:table-cell table:number-columns-repeated="6"/>
        </table:table-row>
        <table:table-row table:style-name="ro1">
          <table:table-cell/>
          <table:table-cell table:formula="of:=TRUNC([.F46]/0.05;0)" office:value-type="float" office:value="43" calcext:value-type="float">
            <text:p>43</text:p>
          </table:table-cell>
          <table:table-cell table:formula="of:=TRUNC([.G46]*[.$A$4]/[.$A$5];0)" office:value-type="float" office:value="3" calcext:value-type="float">
            <text:p>3</text:p>
          </table:table-cell>
          <table:table-cell table:style-name="ce4"/>
          <table:table-cell office:value-type="float" office:value="43" calcext:value-type="float">
            <text:p>43</text:p>
          </table:table-cell>
          <table:table-cell office:value-type="float" office:value="2.15" calcext:value-type="float">
            <text:p>2,15</text:p>
          </table:table-cell>
          <table:table-cell office:value-type="float" office:value="2.34599614" calcext:value-type="float">
            <text:p>2,34599614</text:p>
          </table:table-cell>
          <table:table-cell table:style-name="ce4" table:formula="of:=[.$B$2]*[.F46]/[.G46]" office:value-type="float" office:value="3843.61246220976" calcext:value-type="float">
            <text:p>3843,61246220976</text:p>
          </table:table-cell>
          <table:table-cell table:style-name="ce4" table:formula="of:=[.G46]-[.F46]" office:value-type="float" office:value="0.19599614" calcext:value-type="float">
            <text:p>0,19599614</text:p>
          </table:table-cell>
          <table:table-cell table:style-name="ce4" table:formula="of:=TRUNC([.I46]*100/[.F46];2)" office:value-type="float" office:value="9.11" calcext:value-type="float">
            <text:p>9,11</text:p>
          </table:table-cell>
          <table:table-cell table:formula="of:=[.J46]-[.J45]" office:value-type="float" office:value="-0.0400000000000009" calcext:value-type="float">
            <text:p>-0,040000000000001</text:p>
          </table:table-cell>
          <table:table-cell table:number-columns-repeated="6"/>
        </table:table-row>
        <table:table-row table:style-name="ro1">
          <table:table-cell/>
          <table:table-cell table:formula="of:=TRUNC([.F47]/0.05;0)" office:value-type="float" office:value="44" calcext:value-type="float">
            <text:p>44</text:p>
          </table:table-cell>
          <table:table-cell table:formula="of:=TRUNC([.G47]*[.$A$4]/[.$A$5];0)" office:value-type="float" office:value="3" calcext:value-type="float">
            <text:p>3</text:p>
          </table:table-cell>
          <table:table-cell table:style-name="ce4"/>
          <table:table-cell office:value-type="float" office:value="44" calcext:value-type="float">
            <text:p>44</text:p>
          </table:table-cell>
          <table:table-cell office:value-type="float" office:value="2.2" calcext:value-type="float">
            <text:p>2,2</text:p>
          </table:table-cell>
          <table:table-cell office:value-type="float" office:value="2.40498042" calcext:value-type="float">
            <text:p>2,40498042</text:p>
          </table:table-cell>
          <table:table-cell table:style-name="ce4" table:formula="of:=[.$B$2]*[.F47]/[.G47]" office:value-type="float" office:value="3836.53851119503" calcext:value-type="float">
            <text:p>3836,53851119503</text:p>
          </table:table-cell>
          <table:table-cell table:style-name="ce4" table:formula="of:=[.G47]-[.F47]" office:value-type="float" office:value="0.20498042" calcext:value-type="float">
            <text:p>0,20498042</text:p>
          </table:table-cell>
          <table:table-cell table:style-name="ce4" table:formula="of:=TRUNC([.I47]*100/[.F47];2)" office:value-type="float" office:value="9.31" calcext:value-type="float">
            <text:p>9,31</text:p>
          </table:table-cell>
          <table:table-cell table:formula="of:=[.J47]-[.J46]" office:value-type="float" office:value="0.200000000000001" calcext:value-type="float">
            <text:p>0,200000000000001</text:p>
          </table:table-cell>
          <table:table-cell table:number-columns-repeated="6"/>
        </table:table-row>
        <table:table-row table:style-name="ro1">
          <table:table-cell/>
          <table:table-cell table:formula="of:=TRUNC([.F48]/0.05;0)" office:value-type="float" office:value="45" calcext:value-type="float">
            <text:p>45</text:p>
          </table:table-cell>
          <table:table-cell table:formula="of:=TRUNC([.G48]*[.$A$4]/[.$A$5];0)" office:value-type="float" office:value="3" calcext:value-type="float">
            <text:p>3</text:p>
          </table:table-cell>
          <table:table-cell table:style-name="ce4"/>
          <table:table-cell office:value-type="float" office:value="45" calcext:value-type="float">
            <text:p>45</text:p>
          </table:table-cell>
          <table:table-cell office:value-type="float" office:value="2.25" calcext:value-type="float">
            <text:p>2,25</text:p>
          </table:table-cell>
          <table:table-cell office:value-type="float" office:value="2.46337891" calcext:value-type="float">
            <text:p>2,46337891</text:p>
          </table:table-cell>
          <table:table-cell table:style-name="ce4" table:formula="of:=[.$B$2]*[.F48]/[.G48]" office:value-type="float" office:value="3830.71396840042" calcext:value-type="float">
            <text:p>3830,71396840042</text:p>
          </table:table-cell>
          <table:table-cell table:style-name="ce4" table:formula="of:=[.G48]-[.F48]" office:value-type="float" office:value="0.21337891" calcext:value-type="float">
            <text:p>0,21337891</text:p>
          </table:table-cell>
          <table:table-cell table:style-name="ce4" table:formula="of:=TRUNC([.I48]*100/[.F48];2)" office:value-type="float" office:value="9.48" calcext:value-type="float">
            <text:p>9,48</text:p>
          </table:table-cell>
          <table:table-cell table:formula="of:=[.J48]-[.J47]" office:value-type="float" office:value="0.17" calcext:value-type="float">
            <text:p>0,17</text:p>
          </table:table-cell>
          <table:table-cell table:number-columns-repeated="6"/>
        </table:table-row>
        <table:table-row table:style-name="ro1">
          <table:table-cell/>
          <table:table-cell table:formula="of:=TRUNC([.F49]/0.05;0)" office:value-type="float" office:value="46" calcext:value-type="float">
            <text:p>46</text:p>
          </table:table-cell>
          <table:table-cell table:formula="of:=TRUNC([.G49]*[.$A$4]/[.$A$5];0)" office:value-type="float" office:value="3" calcext:value-type="float">
            <text:p>3</text:p>
          </table:table-cell>
          <table:table-cell table:style-name="ce4"/>
          <table:table-cell office:value-type="float" office:value="46" calcext:value-type="float">
            <text:p>46</text:p>
          </table:table-cell>
          <table:table-cell office:value-type="float" office:value="2.3" calcext:value-type="float">
            <text:p>2,3</text:p>
          </table:table-cell>
          <table:table-cell office:value-type="float" office:value="2.52158213" calcext:value-type="float">
            <text:p>2,52158213</text:p>
          </table:table-cell>
          <table:table-cell table:style-name="ce4" table:formula="of:=[.$B$2]*[.F49]/[.G49]" office:value-type="float" office:value="3825.45540961618" calcext:value-type="float">
            <text:p>3825,45540961618</text:p>
          </table:table-cell>
          <table:table-cell table:style-name="ce4" table:formula="of:=[.G49]-[.F49]" office:value-type="float" office:value="0.22158213" calcext:value-type="float">
            <text:p>0,22158213</text:p>
          </table:table-cell>
          <table:table-cell table:style-name="ce4" table:formula="of:=TRUNC([.I49]*100/[.F49];2)" office:value-type="float" office:value="9.63" calcext:value-type="float">
            <text:p>9,63</text:p>
          </table:table-cell>
          <table:table-cell table:formula="of:=[.J49]-[.J48]" office:value-type="float" office:value="0.15" calcext:value-type="float">
            <text:p>0,15</text:p>
          </table:table-cell>
          <table:table-cell table:number-columns-repeated="6"/>
        </table:table-row>
        <table:table-row table:style-name="ro1">
          <table:table-cell/>
          <table:table-cell table:formula="of:=TRUNC([.F50]/0.05;0)" office:value-type="float" office:value="47" calcext:value-type="float">
            <text:p>47</text:p>
          </table:table-cell>
          <table:table-cell table:formula="of:=TRUNC([.G50]*[.$A$4]/[.$A$5];0)" office:value-type="float" office:value="3" calcext:value-type="float">
            <text:p>3</text:p>
          </table:table-cell>
          <table:table-cell table:style-name="ce4"/>
          <table:table-cell office:value-type="float" office:value="47" calcext:value-type="float">
            <text:p>47</text:p>
          </table:table-cell>
          <table:table-cell office:value-type="float" office:value="2.35" calcext:value-type="float">
            <text:p>2,35</text:p>
          </table:table-cell>
          <table:table-cell office:value-type="float" office:value="2.5796876" calcext:value-type="float">
            <text:p>2,5796876</text:p>
          </table:table-cell>
          <table:table-cell table:style-name="ce4" table:formula="of:=[.$B$2]*[.F50]/[.G50]" office:value-type="float" office:value="3820.57889490185" calcext:value-type="float">
            <text:p>3820,57889490185</text:p>
          </table:table-cell>
          <table:table-cell table:style-name="ce4" table:formula="of:=[.G50]-[.F50]" office:value-type="float" office:value="0.2296876" calcext:value-type="float">
            <text:p>0,2296876</text:p>
          </table:table-cell>
          <table:table-cell table:style-name="ce4" table:formula="of:=TRUNC([.I50]*100/[.F50];2)" office:value-type="float" office:value="9.77" calcext:value-type="float">
            <text:p>9,77</text:p>
          </table:table-cell>
          <table:table-cell table:formula="of:=[.J50]-[.J49]" office:value-type="float" office:value="0.139999999999999" calcext:value-type="float">
            <text:p>0,139999999999999</text:p>
          </table:table-cell>
          <table:table-cell table:number-columns-repeated="6"/>
        </table:table-row>
        <table:table-row table:style-name="ro1">
          <table:table-cell/>
          <table:table-cell table:formula="of:=TRUNC([.F51]/0.05;0)" office:value-type="float" office:value="48" calcext:value-type="float">
            <text:p>48</text:p>
          </table:table-cell>
          <table:table-cell table:formula="of:=TRUNC([.G51]*[.$A$4]/[.$A$5];0)" office:value-type="float" office:value="3" calcext:value-type="float">
            <text:p>3</text:p>
          </table:table-cell>
          <table:table-cell table:style-name="ce4"/>
          <table:table-cell office:value-type="float" office:value="48" calcext:value-type="float">
            <text:p>48</text:p>
          </table:table-cell>
          <table:table-cell office:value-type="float" office:value="2.4" calcext:value-type="float">
            <text:p>2,4</text:p>
          </table:table-cell>
          <table:table-cell office:value-type="float" office:value="2.64013672" calcext:value-type="float">
            <text:p>2,64013672</text:p>
          </table:table-cell>
          <table:table-cell table:style-name="ce4" table:formula="of:=[.$B$2]*[.F51]/[.G51]" office:value-type="float" office:value="3812.52982989457" calcext:value-type="float">
            <text:p>3812,52982989457</text:p>
          </table:table-cell>
          <table:table-cell table:style-name="ce4" table:formula="of:=[.G51]-[.F51]" office:value-type="float" office:value="0.24013672" calcext:value-type="float">
            <text:p>0,24013672</text:p>
          </table:table-cell>
          <table:table-cell table:style-name="ce4" table:formula="of:=TRUNC([.I51]*100/[.F51];2)" office:value-type="float" office:value="10" calcext:value-type="float">
            <text:p>10</text:p>
          </table:table-cell>
          <table:table-cell table:formula="of:=[.J51]-[.J50]" office:value-type="float" office:value="0.23" calcext:value-type="float">
            <text:p>0,23</text:p>
          </table:table-cell>
          <table:table-cell table:number-columns-repeated="6"/>
        </table:table-row>
        <table:table-row table:style-name="ro1">
          <table:table-cell/>
          <table:table-cell table:formula="of:=TRUNC([.F52]/0.05;0)" office:value-type="float" office:value="49" calcext:value-type="float">
            <text:p>49</text:p>
          </table:table-cell>
          <table:table-cell table:formula="of:=TRUNC([.G52]*[.$A$4]/[.$A$5];0)" office:value-type="float" office:value="3" calcext:value-type="float">
            <text:p>3</text:p>
          </table:table-cell>
          <table:table-cell table:style-name="ce4"/>
          <table:table-cell office:value-type="float" office:value="49" calcext:value-type="float">
            <text:p>49</text:p>
          </table:table-cell>
          <table:table-cell office:value-type="float" office:value="2.45" calcext:value-type="float">
            <text:p>2,45</text:p>
          </table:table-cell>
          <table:table-cell office:value-type="float" office:value="2.69912124" calcext:value-type="float">
            <text:p>2,69912124</text:p>
          </table:table-cell>
          <table:table-cell table:style-name="ce4" table:formula="of:=[.$B$2]*[.F52]/[.G52]" office:value-type="float" office:value="3806.90568757111" calcext:value-type="float">
            <text:p>3806,90568757111</text:p>
          </table:table-cell>
          <table:table-cell table:style-name="ce4" table:formula="of:=[.G52]-[.F52]" office:value-type="float" office:value="0.24912124" calcext:value-type="float">
            <text:p>0,24912124</text:p>
          </table:table-cell>
          <table:table-cell table:style-name="ce4" table:formula="of:=TRUNC([.I52]*100/[.F52];2)" office:value-type="float" office:value="10.16" calcext:value-type="float">
            <text:p>10,16</text:p>
          </table:table-cell>
          <table:table-cell table:formula="of:=[.J52]-[.J51]" office:value-type="float" office:value="0.16" calcext:value-type="float">
            <text:p>0,16</text:p>
          </table:table-cell>
          <table:table-cell table:number-columns-repeated="6"/>
        </table:table-row>
        <table:table-row table:style-name="ro1">
          <table:table-cell/>
          <table:table-cell table:formula="of:=TRUNC([.F53]/0.05;0)" office:value-type="float" office:value="50" calcext:value-type="float">
            <text:p>50</text:p>
          </table:table-cell>
          <table:table-cell table:formula="of:=TRUNC([.G53]*[.$A$4]/[.$A$5];0)" office:value-type="float" office:value="4" calcext:value-type="float">
            <text:p>4</text:p>
          </table:table-cell>
          <table:table-cell table:style-name="ce4"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,5</text:p>
          </table:table-cell>
          <table:table-cell office:value-type="float" office:value="2.76005864" calcext:value-type="float">
            <text:p>2,76005864</text:p>
          </table:table-cell>
          <table:table-cell table:style-name="ce4" table:formula="of:=[.$B$2]*[.F53]/[.G53]" office:value-type="float" office:value="3798.83233205509" calcext:value-type="float">
            <text:p>3798,83233205509</text:p>
          </table:table-cell>
          <table:table-cell table:style-name="ce4" table:formula="of:=[.G53]-[.F53]" office:value-type="float" office:value="0.26005864" calcext:value-type="float">
            <text:p>0,26005864</text:p>
          </table:table-cell>
          <table:table-cell table:style-name="ce4" table:formula="of:=TRUNC([.I53]*100/[.F53];2)" office:value-type="float" office:value="10.4" calcext:value-type="float">
            <text:p>10,4</text:p>
          </table:table-cell>
          <table:table-cell table:formula="of:=[.J53]-[.J52]" office:value-type="float" office:value="0.24" calcext:value-type="float">
            <text:p>0,24</text:p>
          </table:table-cell>
          <table:table-cell table:number-columns-repeated="6"/>
        </table:table-row>
        <table:table-row table:style-name="ro1">
          <table:table-cell/>
          <table:table-cell table:formula="of:=TRUNC([.F54]/0.05;0)" office:value-type="float" office:value="51" calcext:value-type="float">
            <text:p>51</text:p>
          </table:table-cell>
          <table:table-cell table:formula="of:=TRUNC([.G54]*[.$A$4]/[.$A$5];0)" office:value-type="float" office:value="4" calcext:value-type="float">
            <text:p>4</text:p>
          </table:table-cell>
          <table:table-cell table:style-name="ce4"/>
          <table:table-cell office:value-type="float" office:value="51" calcext:value-type="float">
            <text:p>51</text:p>
          </table:table-cell>
          <table:table-cell office:value-type="float" office:value="2.55" calcext:value-type="float">
            <text:p>2,55</text:p>
          </table:table-cell>
          <table:table-cell office:value-type="float" office:value="2.82128906" calcext:value-type="float">
            <text:p>2,82128906</text:p>
          </table:table-cell>
          <table:table-cell table:style-name="ce4" table:formula="of:=[.$B$2]*[.F54]/[.G54]" office:value-type="float" office:value="3790.71402205062" calcext:value-type="float">
            <text:p>3790,71402205062</text:p>
          </table:table-cell>
          <table:table-cell table:style-name="ce4" table:formula="of:=[.G54]-[.F54]" office:value-type="float" office:value="0.27128906" calcext:value-type="float">
            <text:p>0,27128906</text:p>
          </table:table-cell>
          <table:table-cell table:style-name="ce4" table:formula="of:=TRUNC([.I54]*100/[.F54];2)" office:value-type="float" office:value="10.63" calcext:value-type="float">
            <text:p>10,63</text:p>
          </table:table-cell>
          <table:table-cell table:formula="of:=[.J54]-[.J53]" office:value-type="float" office:value="0.23" calcext:value-type="float">
            <text:p>0,23</text:p>
          </table:table-cell>
          <table:table-cell table:number-columns-repeated="6"/>
        </table:table-row>
        <table:table-row table:style-name="ro1">
          <table:table-cell/>
          <table:table-cell table:formula="of:=TRUNC([.F55]/0.05;0)" office:value-type="float" office:value="52" calcext:value-type="float">
            <text:p>52</text:p>
          </table:table-cell>
          <table:table-cell table:formula="of:=TRUNC([.G55]*[.$A$4]/[.$A$5];0)" office:value-type="float" office:value="4" calcext:value-type="float">
            <text:p>4</text:p>
          </table:table-cell>
          <table:table-cell table:style-name="ce4"/>
          <table:table-cell office:value-type="float" office:value="52" calcext:value-type="float">
            <text:p>52</text:p>
          </table:table-cell>
          <table:table-cell office:value-type="float" office:value="2.6" calcext:value-type="float">
            <text:p>2,6</text:p>
          </table:table-cell>
          <table:table-cell office:value-type="float" office:value="2.88330078" calcext:value-type="float">
            <text:p>2,88330078</text:p>
          </table:table-cell>
          <table:table-cell table:style-name="ce4" table:formula="of:=[.$B$2]*[.F55]/[.G55]" office:value-type="float" office:value="3781.91553085211" calcext:value-type="float">
            <text:p>3781,91553085211</text:p>
          </table:table-cell>
          <table:table-cell table:style-name="ce4" table:formula="of:=[.G55]-[.F55]" office:value-type="float" office:value="0.28330078" calcext:value-type="float">
            <text:p>0,28330078</text:p>
          </table:table-cell>
          <table:table-cell table:style-name="ce4" table:formula="of:=TRUNC([.I55]*100/[.F55];2)" office:value-type="float" office:value="10.89" calcext:value-type="float">
            <text:p>10,89</text:p>
          </table:table-cell>
          <table:table-cell table:formula="of:=[.J55]-[.J54]" office:value-type="float" office:value="0.26" calcext:value-type="float">
            <text:p>0,26</text:p>
          </table:table-cell>
          <table:table-cell table:number-columns-repeated="6"/>
        </table:table-row>
        <table:table-row table:style-name="ro1">
          <table:table-cell/>
          <table:table-cell table:formula="of:=TRUNC([.F56]/0.05;0)" office:value-type="float" office:value="53" calcext:value-type="float">
            <text:p>53</text:p>
          </table:table-cell>
          <table:table-cell table:formula="of:=TRUNC([.G56]*[.$A$4]/[.$A$5];0)" office:value-type="float" office:value="4" calcext:value-type="float">
            <text:p>4</text:p>
          </table:table-cell>
          <table:table-cell table:style-name="ce4"/>
          <table:table-cell office:value-type="float" office:value="53" calcext:value-type="float">
            <text:p>53</text:p>
          </table:table-cell>
          <table:table-cell office:value-type="float" office:value="2.65" calcext:value-type="float">
            <text:p>2,65</text:p>
          </table:table-cell>
          <table:table-cell office:value-type="float" office:value="2.9453125" calcext:value-type="float">
            <text:p>2,9453125</text:p>
          </table:table-cell>
          <table:table-cell table:style-name="ce4" table:formula="of:=[.$B$2]*[.F56]/[.G56]" office:value-type="float" office:value="3773.4875331565" calcext:value-type="float">
            <text:p>3773,4875331565</text:p>
          </table:table-cell>
          <table:table-cell table:style-name="ce4" table:formula="of:=[.G56]-[.F56]" office:value-type="float" office:value="0.2953125" calcext:value-type="float">
            <text:p>0,2953125</text:p>
          </table:table-cell>
          <table:table-cell table:style-name="ce4" table:formula="of:=TRUNC([.I56]*100/[.F56];2)" office:value-type="float" office:value="11.14" calcext:value-type="float">
            <text:p>11,14</text:p>
          </table:table-cell>
          <table:table-cell table:formula="of:=[.J56]-[.J55]" office:value-type="float" office:value="0.25" calcext:value-type="float">
            <text:p>0,25</text:p>
          </table:table-cell>
          <table:table-cell table:number-columns-repeated="6"/>
        </table:table-row>
        <table:table-row table:style-name="ro1">
          <table:table-cell/>
          <table:table-cell table:formula="of:=TRUNC([.F57]/0.05;0)" office:value-type="float" office:value="54" calcext:value-type="float">
            <text:p>54</text:p>
          </table:table-cell>
          <table:table-cell table:formula="of:=TRUNC([.G57]*[.$A$4]/[.$A$5];0)" office:value-type="float" office:value="4" calcext:value-type="float">
            <text:p>4</text:p>
          </table:table-cell>
          <table:table-cell table:style-name="ce4"/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,7</text:p>
          </table:table-cell>
          <table:table-cell office:value-type="float" office:value="3.00625014" calcext:value-type="float">
            <text:p>3,00625014</text:p>
          </table:table-cell>
          <table:table-cell table:style-name="ce4" table:formula="of:=[.$B$2]*[.F57]/[.G57]" office:value-type="float" office:value="3766.75242333627" calcext:value-type="float">
            <text:p>3766,75242333627</text:p>
          </table:table-cell>
          <table:table-cell table:style-name="ce4" table:formula="of:=[.G57]-[.F57]" office:value-type="float" office:value="0.30625014" calcext:value-type="float">
            <text:p>0,30625014</text:p>
          </table:table-cell>
          <table:table-cell table:style-name="ce4" table:formula="of:=TRUNC([.I57]*100/[.F57];2)" office:value-type="float" office:value="11.34" calcext:value-type="float">
            <text:p>11,34</text:p>
          </table:table-cell>
          <table:table-cell table:formula="of:=[.J57]-[.J56]" office:value-type="float" office:value="0.199999999999999" calcext:value-type="float">
            <text:p>0,199999999999999</text:p>
          </table:table-cell>
          <table:table-cell table:number-columns-repeated="6"/>
        </table:table-row>
        <table:table-row table:style-name="ro1">
          <table:table-cell/>
          <table:table-cell table:formula="of:=TRUNC([.F58]/0.05;0)" office:value-type="float" office:value="55" calcext:value-type="float">
            <text:p>55</text:p>
          </table:table-cell>
          <table:table-cell table:formula="of:=TRUNC([.G58]*[.$A$4]/[.$A$5];0)" office:value-type="float" office:value="4" calcext:value-type="float">
            <text:p>4</text:p>
          </table:table-cell>
          <table:table-cell table:style-name="ce4"/>
          <table:table-cell office:value-type="float" office:value="55" calcext:value-type="float">
            <text:p>55</text:p>
          </table:table-cell>
          <table:table-cell office:value-type="float" office:value="2.75" calcext:value-type="float">
            <text:p>2,75</text:p>
          </table:table-cell>
          <table:table-cell office:value-type="float" office:value="3.06865239" calcext:value-type="float">
            <text:p>3,06865239</text:p>
          </table:table-cell>
          <table:table-cell table:style-name="ce4" table:formula="of:=[.$B$2]*[.F58]/[.G58]" office:value-type="float" office:value="3758.4902211749" calcext:value-type="float">
            <text:p>3758,4902211749</text:p>
          </table:table-cell>
          <table:table-cell table:style-name="ce4" table:formula="of:=[.G58]-[.F58]" office:value-type="float" office:value="0.31865239" calcext:value-type="float">
            <text:p>0,31865239</text:p>
          </table:table-cell>
          <table:table-cell table:style-name="ce4" table:formula="of:=TRUNC([.I58]*100/[.F58];2)" office:value-type="float" office:value="11.58" calcext:value-type="float">
            <text:p>11,58</text:p>
          </table:table-cell>
          <table:table-cell table:formula="of:=[.J58]-[.J57]" office:value-type="float" office:value="0.24" calcext:value-type="float">
            <text:p>0,24</text:p>
          </table:table-cell>
          <table:table-cell table:number-columns-repeated="6"/>
        </table:table-row>
        <table:table-row table:style-name="ro1">
          <table:table-cell/>
          <table:table-cell table:formula="of:=TRUNC([.F59]/0.05;0)" office:value-type="float" office:value="56" calcext:value-type="float">
            <text:p>56</text:p>
          </table:table-cell>
          <table:table-cell table:formula="of:=TRUNC([.G59]*[.$A$4]/[.$A$5];0)" office:value-type="float" office:value="4" calcext:value-type="float">
            <text:p>4</text:p>
          </table:table-cell>
          <table:table-cell table:style-name="ce4"/>
          <table:table-cell office:value-type="float" office:value="56" calcext:value-type="float">
            <text:p>56</text:p>
          </table:table-cell>
          <table:table-cell office:value-type="float" office:value="2.8" calcext:value-type="float">
            <text:p>2,8</text:p>
          </table:table-cell>
          <table:table-cell office:value-type="float" office:value="3.13447261" calcext:value-type="float">
            <text:p>3,13447261</text:p>
          </table:table-cell>
          <table:table-cell table:style-name="ce4" table:formula="of:=[.$B$2]*[.F59]/[.G59]" office:value-type="float" office:value="3746.46757560915" calcext:value-type="float">
            <text:p>3746,46757560915</text:p>
          </table:table-cell>
          <table:table-cell table:style-name="ce4" table:formula="of:=[.G59]-[.F59]" office:value-type="float" office:value="0.33447261" calcext:value-type="float">
            <text:p>0,33447261</text:p>
          </table:table-cell>
          <table:table-cell table:style-name="ce4" table:formula="of:=TRUNC([.I59]*100/[.F59];2)" office:value-type="float" office:value="11.94" calcext:value-type="float">
            <text:p>11,94</text:p>
          </table:table-cell>
          <table:table-cell table:formula="of:=[.J59]-[.J58]" office:value-type="float" office:value="0.359999999999999" calcext:value-type="float">
            <text:p>0,359999999999999</text:p>
          </table:table-cell>
          <table:table-cell table:number-columns-repeated="6"/>
        </table:table-row>
        <table:table-row table:style-name="ro1">
          <table:table-cell/>
          <table:table-cell table:formula="of:=TRUNC([.F60]/0.05;0)" office:value-type="float" office:value="57" calcext:value-type="float">
            <text:p>57</text:p>
          </table:table-cell>
          <table:table-cell table:formula="of:=TRUNC([.G60]*[.$A$4]/[.$A$5];0)" office:value-type="float" office:value="4" calcext:value-type="float">
            <text:p>4</text:p>
          </table:table-cell>
          <table:table-cell table:style-name="ce4"/>
          <table:table-cell office:value-type="float" office:value="57" calcext:value-type="float">
            <text:p>57</text:p>
          </table:table-cell>
          <table:table-cell office:value-type="float" office:value="2.85" calcext:value-type="float">
            <text:p>2,85</text:p>
          </table:table-cell>
          <table:table-cell office:value-type="float" office:value="3.19980478" calcext:value-type="float">
            <text:p>3,19980478</text:p>
          </table:table-cell>
          <table:table-cell table:style-name="ce4" table:formula="of:=[.$B$2]*[.F60]/[.G60]" office:value-type="float" office:value="3735.50913940444" calcext:value-type="float">
            <text:p>3735,50913940444</text:p>
          </table:table-cell>
          <table:table-cell table:style-name="ce4" table:formula="of:=[.G60]-[.F60]" office:value-type="float" office:value="0.34980478" calcext:value-type="float">
            <text:p>0,34980478</text:p>
          </table:table-cell>
          <table:table-cell table:style-name="ce4" table:formula="of:=TRUNC([.I60]*100/[.F60];2)" office:value-type="float" office:value="12.27" calcext:value-type="float">
            <text:p>12,27</text:p>
          </table:table-cell>
          <table:table-cell table:formula="of:=[.J60]-[.J59]" office:value-type="float" office:value="0.33" calcext:value-type="float">
            <text:p>0,33</text:p>
          </table:table-cell>
          <table:table-cell table:number-columns-repeated="6"/>
        </table:table-row>
        <table:table-row table:style-name="ro1">
          <table:table-cell/>
          <table:table-cell table:formula="of:=TRUNC([.F61]/0.05;0)" office:value-type="float" office:value="58" calcext:value-type="float">
            <text:p>58</text:p>
          </table:table-cell>
          <table:table-cell table:formula="of:=TRUNC([.G61]*[.$A$4]/[.$A$5];0)" office:value-type="float" office:value="4" calcext:value-type="float">
            <text:p>4</text:p>
          </table:table-cell>
          <table:table-cell table:style-name="ce4"/>
          <table:table-cell office:value-type="float" office:value="58" calcext:value-type="float">
            <text:p>58</text:p>
          </table:table-cell>
          <table:table-cell office:value-type="float" office:value="2.9" calcext:value-type="float">
            <text:p>2,9</text:p>
          </table:table-cell>
          <table:table-cell office:value-type="float" office:value="3.19980478" calcext:value-type="float">
            <text:p>3,19980478</text:p>
          </table:table-cell>
          <table:table-cell table:style-name="ce4" table:formula="of:=[.$B$2]*[.F61]/[.G61]" office:value-type="float" office:value="3801.04438746416" calcext:value-type="float">
            <text:p>3801,04438746416</text:p>
          </table:table-cell>
          <table:table-cell table:style-name="ce4" table:formula="of:=[.G61]-[.F61]" office:value-type="float" office:value="0.29980478" calcext:value-type="float">
            <text:p>0,29980478</text:p>
          </table:table-cell>
          <table:table-cell table:style-name="ce4" table:formula="of:=TRUNC([.I61]*100/[.F61];2)" office:value-type="float" office:value="10.33" calcext:value-type="float">
            <text:p>10,33</text:p>
          </table:table-cell>
          <table:table-cell table:formula="of:=[.J61]-[.J60]" office:value-type="float" office:value="-1.94" calcext:value-type="float">
            <text:p>-1,94</text:p>
          </table:table-cell>
          <table:table-cell table:number-columns-repeated="6"/>
        </table:table-row>
        <table:table-row table:style-name="ro1" table:number-rows-repeated="39">
          <table:table-cell table:number-columns-repeated="17"/>
        </table:table-row>
        <table:table-row table:style-name="ro1">
          <table:table-cell table:number-columns-repeated="2"/>
          <table:table-cell office:value-type="float" office:value="4059.22105808825" calcext:value-type="float">
            <text:p>4059,22105808825</text:p>
          </table:table-cell>
          <table:table-cell table:formula="of:=TRUNC([.C101];0)" office:value-type="float" office:value="4059" calcext:value-type="float">
            <text:p>4059</text:p>
          </table:table-cell>
          <table:table-cell table:formula="of:=CONCATENATE([.D101];&quot;,&quot;)" office:value-type="string" office:string-value="4059," calcext:value-type="string">
            <text:p>4059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028.75803178398" calcext:value-type="float">
            <text:p>4028,75803178398</text:p>
          </table:table-cell>
          <table:table-cell table:formula="of:=TRUNC([.C102];0)" office:value-type="float" office:value="4028" calcext:value-type="float">
            <text:p>4028</text:p>
          </table:table-cell>
          <table:table-cell table:formula="of:=CONCATENATE([.D102];&quot;,&quot;)" office:value-type="string" office:string-value="4028," calcext:value-type="string">
            <text:p>4028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018.70484482689" calcext:value-type="float">
            <text:p>4018,70484482689</text:p>
          </table:table-cell>
          <table:table-cell table:formula="of:=TRUNC([.C103];0)" office:value-type="float" office:value="4018" calcext:value-type="float">
            <text:p>4018</text:p>
          </table:table-cell>
          <table:table-cell table:formula="of:=CONCATENATE([.D103];&quot;,&quot;)" office:value-type="string" office:string-value="4018," calcext:value-type="string">
            <text:p>4018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009.94962775664" calcext:value-type="float">
            <text:p>4009,94962775664</text:p>
          </table:table-cell>
          <table:table-cell table:formula="of:=TRUNC([.C104];0)" office:value-type="float" office:value="4009" calcext:value-type="float">
            <text:p>4009</text:p>
          </table:table-cell>
          <table:table-cell table:formula="of:=CONCATENATE([.D104];&quot;,&quot;)" office:value-type="string" office:string-value="4009," calcext:value-type="string">
            <text:p>4009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010.69836288113" calcext:value-type="float">
            <text:p>4010,69836288113</text:p>
          </table:table-cell>
          <table:table-cell table:formula="of:=TRUNC([.C105];0)" office:value-type="float" office:value="4010" calcext:value-type="float">
            <text:p>4010</text:p>
          </table:table-cell>
          <table:table-cell table:formula="of:=CONCATENATE([.D105];&quot;,&quot;)" office:value-type="string" office:string-value="4010," calcext:value-type="string">
            <text:p>4010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009.94935298836" calcext:value-type="float">
            <text:p>4009,94935298836</text:p>
          </table:table-cell>
          <table:table-cell table:formula="of:=TRUNC([.C106];0)" office:value-type="float" office:value="4009" calcext:value-type="float">
            <text:p>4009</text:p>
          </table:table-cell>
          <table:table-cell table:formula="of:=CONCATENATE([.D106];&quot;,&quot;)" office:value-type="string" office:string-value="4009," calcext:value-type="string">
            <text:p>4009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99.81247558105" calcext:value-type="float">
            <text:p>3999,81247558105</text:p>
          </table:table-cell>
          <table:table-cell table:formula="of:=TRUNC([.C107];0)" office:value-type="float" office:value="3999" calcext:value-type="float">
            <text:p>3999</text:p>
          </table:table-cell>
          <table:table-cell table:formula="of:=CONCATENATE([.D107];&quot;,&quot;)" office:value-type="string" office:string-value="3999," calcext:value-type="string">
            <text:p>3999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93.17143881082" calcext:value-type="float">
            <text:p>3993,17143881082</text:p>
          </table:table-cell>
          <table:table-cell table:formula="of:=TRUNC([.C108];0)" office:value-type="float" office:value="3993" calcext:value-type="float">
            <text:p>3993</text:p>
          </table:table-cell>
          <table:table-cell table:formula="of:=CONCATENATE([.D108];&quot;,&quot;)" office:value-type="string" office:string-value="3993," calcext:value-type="string">
            <text:p>3993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002.88965662539" calcext:value-type="float">
            <text:p>4002,88965662539</text:p>
          </table:table-cell>
          <table:table-cell table:formula="of:=TRUNC([.C109];0)" office:value-type="float" office:value="4002" calcext:value-type="float">
            <text:p>4002</text:p>
          </table:table-cell>
          <table:table-cell table:formula="of:=CONCATENATE([.D109];&quot;,&quot;)" office:value-type="string" office:string-value="4002," calcext:value-type="string">
            <text:p>4002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002.47530479895" calcext:value-type="float">
            <text:p>4002,47530479895</text:p>
          </table:table-cell>
          <table:table-cell table:formula="of:=TRUNC([.C110];0)" office:value-type="float" office:value="4002" calcext:value-type="float">
            <text:p>4002</text:p>
          </table:table-cell>
          <table:table-cell table:formula="of:=CONCATENATE([.D110];&quot;,&quot;)" office:value-type="string" office:string-value="4002," calcext:value-type="string">
            <text:p>4002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98.74851843524" calcext:value-type="float">
            <text:p>3998,74851843524</text:p>
          </table:table-cell>
          <table:table-cell table:formula="of:=TRUNC([.C111];0)" office:value-type="float" office:value="3998" calcext:value-type="float">
            <text:p>3998</text:p>
          </table:table-cell>
          <table:table-cell table:formula="of:=CONCATENATE([.D111];&quot;,&quot;)" office:value-type="string" office:string-value="3998," calcext:value-type="string">
            <text:p>3998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96.26006466768" calcext:value-type="float">
            <text:p>3996,26006466768</text:p>
          </table:table-cell>
          <table:table-cell table:formula="of:=TRUNC([.C112];0)" office:value-type="float" office:value="3996" calcext:value-type="float">
            <text:p>3996</text:p>
          </table:table-cell>
          <table:table-cell table:formula="of:=CONCATENATE([.D112];&quot;,&quot;)" office:value-type="string" office:string-value="3996," calcext:value-type="string">
            <text:p>3996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93.59999707479" calcext:value-type="float">
            <text:p>3993,59999707479</text:p>
          </table:table-cell>
          <table:table-cell table:formula="of:=TRUNC([.C113];0)" office:value-type="float" office:value="3993" calcext:value-type="float">
            <text:p>3993</text:p>
          </table:table-cell>
          <table:table-cell table:formula="of:=CONCATENATE([.D113];&quot;,&quot;)" office:value-type="string" office:string-value="3993," calcext:value-type="string">
            <text:p>3993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88.13909122357" calcext:value-type="float">
            <text:p>3988,13909122357</text:p>
          </table:table-cell>
          <table:table-cell table:formula="of:=TRUNC([.C114];0)" office:value-type="float" office:value="3988" calcext:value-type="float">
            <text:p>3988</text:p>
          </table:table-cell>
          <table:table-cell table:formula="of:=CONCATENATE([.D114];&quot;,&quot;)" office:value-type="string" office:string-value="3988," calcext:value-type="string">
            <text:p>3988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81.94078768599" calcext:value-type="float">
            <text:p>3981,94078768599</text:p>
          </table:table-cell>
          <table:table-cell table:formula="of:=TRUNC([.C115];0)" office:value-type="float" office:value="3981" calcext:value-type="float">
            <text:p>3981</text:p>
          </table:table-cell>
          <table:table-cell table:formula="of:=CONCATENATE([.D115];&quot;,&quot;)" office:value-type="string" office:string-value="3981," calcext:value-type="string">
            <text:p>3981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80.67970366953" calcext:value-type="float">
            <text:p>3980,67970366953</text:p>
          </table:table-cell>
          <table:table-cell table:formula="of:=TRUNC([.C116];0)" office:value-type="float" office:value="3980" calcext:value-type="float">
            <text:p>3980</text:p>
          </table:table-cell>
          <table:table-cell table:formula="of:=CONCATENATE([.D116];&quot;,&quot;)" office:value-type="string" office:string-value="3980," calcext:value-type="string">
            <text:p>3980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77.39992028531" calcext:value-type="float">
            <text:p>3977,39992028531</text:p>
          </table:table-cell>
          <table:table-cell table:formula="of:=TRUNC([.C117];0)" office:value-type="float" office:value="3977" calcext:value-type="float">
            <text:p>3977</text:p>
          </table:table-cell>
          <table:table-cell table:formula="of:=CONCATENATE([.D117];&quot;,&quot;)" office:value-type="string" office:string-value="3977," calcext:value-type="string">
            <text:p>3977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76.53333333333" calcext:value-type="float">
            <text:p>3976,53333333333</text:p>
          </table:table-cell>
          <table:table-cell table:formula="of:=TRUNC([.C118];0)" office:value-type="float" office:value="3976" calcext:value-type="float">
            <text:p>3976</text:p>
          </table:table-cell>
          <table:table-cell table:formula="of:=CONCATENATE([.D118];&quot;,&quot;)" office:value-type="string" office:string-value="3976," calcext:value-type="string">
            <text:p>3976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71.50104358683" calcext:value-type="float">
            <text:p>3971,50104358683</text:p>
          </table:table-cell>
          <table:table-cell table:formula="of:=TRUNC([.C119];0)" office:value-type="float" office:value="3971" calcext:value-type="float">
            <text:p>3971</text:p>
          </table:table-cell>
          <table:table-cell table:formula="of:=CONCATENATE([.D119];&quot;,&quot;)" office:value-type="string" office:string-value="3971," calcext:value-type="string">
            <text:p>3971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71.01804461277" calcext:value-type="float">
            <text:p>3971,01804461277</text:p>
          </table:table-cell>
          <table:table-cell table:formula="of:=TRUNC([.C120];0)" office:value-type="float" office:value="3971" calcext:value-type="float">
            <text:p>3971</text:p>
          </table:table-cell>
          <table:table-cell table:formula="of:=CONCATENATE([.D120];&quot;,&quot;)" office:value-type="string" office:string-value="3971," calcext:value-type="string">
            <text:p>3971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67.08761348623" calcext:value-type="float">
            <text:p>3967,08761348623</text:p>
          </table:table-cell>
          <table:table-cell table:formula="of:=TRUNC([.C121];0)" office:value-type="float" office:value="3967" calcext:value-type="float">
            <text:p>3967</text:p>
          </table:table-cell>
          <table:table-cell table:formula="of:=CONCATENATE([.D121];&quot;,&quot;)" office:value-type="string" office:string-value="3967," calcext:value-type="string">
            <text:p>3967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62.19189135634" calcext:value-type="float">
            <text:p>3962,19189135634</text:p>
          </table:table-cell>
          <table:table-cell table:formula="of:=TRUNC([.C122];0)" office:value-type="float" office:value="3962" calcext:value-type="float">
            <text:p>3962</text:p>
          </table:table-cell>
          <table:table-cell table:formula="of:=CONCATENATE([.D122];&quot;,&quot;)" office:value-type="string" office:string-value="3962," calcext:value-type="string">
            <text:p>3962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58.04951692199" calcext:value-type="float">
            <text:p>3958,04951692199</text:p>
          </table:table-cell>
          <table:table-cell table:formula="of:=TRUNC([.C123];0)" office:value-type="float" office:value="3958" calcext:value-type="float">
            <text:p>3958</text:p>
          </table:table-cell>
          <table:table-cell table:formula="of:=CONCATENATE([.D123];&quot;,&quot;)" office:value-type="string" office:string-value="3958," calcext:value-type="string">
            <text:p>3958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57.60014297939" calcext:value-type="float">
            <text:p>3957,60014297939</text:p>
          </table:table-cell>
          <table:table-cell table:formula="of:=TRUNC([.C124];0)" office:value-type="float" office:value="3957" calcext:value-type="float">
            <text:p>3957</text:p>
          </table:table-cell>
          <table:table-cell table:formula="of:=CONCATENATE([.D124];&quot;,&quot;)" office:value-type="string" office:string-value="3957," calcext:value-type="string">
            <text:p>3957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51.36176287309" calcext:value-type="float">
            <text:p>3951,36176287309</text:p>
          </table:table-cell>
          <table:table-cell table:formula="of:=TRUNC([.C125];0)" office:value-type="float" office:value="3951" calcext:value-type="float">
            <text:p>3951</text:p>
          </table:table-cell>
          <table:table-cell table:formula="of:=CONCATENATE([.D125];&quot;,&quot;)" office:value-type="string" office:string-value="3951," calcext:value-type="string">
            <text:p>3951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46.45685450379" calcext:value-type="float">
            <text:p>3946,45685450379</text:p>
          </table:table-cell>
          <table:table-cell table:formula="of:=TRUNC([.C126];0)" office:value-type="float" office:value="3946" calcext:value-type="float">
            <text:p>3946</text:p>
          </table:table-cell>
          <table:table-cell table:formula="of:=CONCATENATE([.D126];&quot;,&quot;)" office:value-type="string" office:string-value="3946," calcext:value-type="string">
            <text:p>3946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37.91033983459" calcext:value-type="float">
            <text:p>3937,91033983459</text:p>
          </table:table-cell>
          <table:table-cell table:formula="of:=TRUNC([.C127];0)" office:value-type="float" office:value="3937" calcext:value-type="float">
            <text:p>3937</text:p>
          </table:table-cell>
          <table:table-cell table:formula="of:=CONCATENATE([.D127];&quot;,&quot;)" office:value-type="string" office:string-value="3937," calcext:value-type="string">
            <text:p>3937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33.86436750397" calcext:value-type="float">
            <text:p>3933,86436750397</text:p>
          </table:table-cell>
          <table:table-cell table:formula="of:=TRUNC([.C128];0)" office:value-type="float" office:value="3933" calcext:value-type="float">
            <text:p>3933</text:p>
          </table:table-cell>
          <table:table-cell table:formula="of:=CONCATENATE([.D128];&quot;,&quot;)" office:value-type="string" office:string-value="3933," calcext:value-type="string">
            <text:p>3933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29.60869134609" calcext:value-type="float">
            <text:p>3929,60869134609</text:p>
          </table:table-cell>
          <table:table-cell table:formula="of:=TRUNC([.C129];0)" office:value-type="float" office:value="3929" calcext:value-type="float">
            <text:p>3929</text:p>
          </table:table-cell>
          <table:table-cell table:formula="of:=CONCATENATE([.D129];&quot;,&quot;)" office:value-type="string" office:string-value="3929," calcext:value-type="string">
            <text:p>3929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23.97131245763" calcext:value-type="float">
            <text:p>3923,97131245763</text:p>
          </table:table-cell>
          <table:table-cell table:formula="of:=TRUNC([.C130];0)" office:value-type="float" office:value="3923" calcext:value-type="float">
            <text:p>3923</text:p>
          </table:table-cell>
          <table:table-cell table:formula="of:=CONCATENATE([.D130];&quot;,&quot;)" office:value-type="string" office:string-value="3923," calcext:value-type="string">
            <text:p>3923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17.32867916417" calcext:value-type="float">
            <text:p>3917,32867916417</text:p>
          </table:table-cell>
          <table:table-cell table:formula="of:=TRUNC([.C131];0)" office:value-type="float" office:value="3917" calcext:value-type="float">
            <text:p>3917</text:p>
          </table:table-cell>
          <table:table-cell table:formula="of:=CONCATENATE([.D131];&quot;,&quot;)" office:value-type="string" office:string-value="3917," calcext:value-type="string">
            <text:p>3917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12.90342530542" calcext:value-type="float">
            <text:p>3912,90342530542</text:p>
          </table:table-cell>
          <table:table-cell table:formula="of:=TRUNC([.C132];0)" office:value-type="float" office:value="3912" calcext:value-type="float">
            <text:p>3912</text:p>
          </table:table-cell>
          <table:table-cell table:formula="of:=CONCATENATE([.D132];&quot;,&quot;)" office:value-type="string" office:string-value="3912," calcext:value-type="string">
            <text:p>3912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06.81564118011" calcext:value-type="float">
            <text:p>3906,81564118011</text:p>
          </table:table-cell>
          <table:table-cell table:formula="of:=TRUNC([.C133];0)" office:value-type="float" office:value="3906" calcext:value-type="float">
            <text:p>3906</text:p>
          </table:table-cell>
          <table:table-cell table:formula="of:=CONCATENATE([.D133];&quot;,&quot;)" office:value-type="string" office:string-value="3906," calcext:value-type="string">
            <text:p>3906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902.14601283298" calcext:value-type="float">
            <text:p>3902,14601283298</text:p>
          </table:table-cell>
          <table:table-cell table:formula="of:=TRUNC([.C134];0)" office:value-type="float" office:value="3902" calcext:value-type="float">
            <text:p>3902</text:p>
          </table:table-cell>
          <table:table-cell table:formula="of:=CONCATENATE([.D134];&quot;,&quot;)" office:value-type="string" office:string-value="3902," calcext:value-type="string">
            <text:p>3902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93.71449120849" calcext:value-type="float">
            <text:p>3893,71449120849</text:p>
          </table:table-cell>
          <table:table-cell table:formula="of:=TRUNC([.C135];0)" office:value-type="float" office:value="3893" calcext:value-type="float">
            <text:p>3893</text:p>
          </table:table-cell>
          <table:table-cell table:formula="of:=CONCATENATE([.D135];&quot;,&quot;)" office:value-type="string" office:string-value="3893," calcext:value-type="string">
            <text:p>3893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84.6134573421" calcext:value-type="float">
            <text:p>3884,6134573421</text:p>
          </table:table-cell>
          <table:table-cell table:formula="of:=TRUNC([.C136];0)" office:value-type="float" office:value="3884" calcext:value-type="float">
            <text:p>3884</text:p>
          </table:table-cell>
          <table:table-cell table:formula="of:=CONCATENATE([.D136];&quot;,&quot;)" office:value-type="string" office:string-value="3884," calcext:value-type="string">
            <text:p>3884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77.55666663082" calcext:value-type="float">
            <text:p>3877,55666663082</text:p>
          </table:table-cell>
          <table:table-cell table:formula="of:=TRUNC([.C137];0)" office:value-type="float" office:value="3877" calcext:value-type="float">
            <text:p>3877</text:p>
          </table:table-cell>
          <table:table-cell table:formula="of:=CONCATENATE([.D137];&quot;,&quot;)" office:value-type="string" office:string-value="3877," calcext:value-type="string">
            <text:p>3877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71.62935251845" calcext:value-type="float">
            <text:p>3871,62935251845</text:p>
          </table:table-cell>
          <table:table-cell table:formula="of:=TRUNC([.C138];0)" office:value-type="float" office:value="3871" calcext:value-type="float">
            <text:p>3871</text:p>
          </table:table-cell>
          <table:table-cell table:formula="of:=CONCATENATE([.D138];&quot;,&quot;)" office:value-type="string" office:string-value="3871," calcext:value-type="string">
            <text:p>3871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65.84453534303" calcext:value-type="float">
            <text:p>3865,84453534303</text:p>
          </table:table-cell>
          <table:table-cell table:formula="of:=TRUNC([.C139];0)" office:value-type="float" office:value="3865" calcext:value-type="float">
            <text:p>3865</text:p>
          </table:table-cell>
          <table:table-cell table:formula="of:=CONCATENATE([.D139];&quot;,&quot;)" office:value-type="string" office:string-value="3865," calcext:value-type="string">
            <text:p>3865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46.53471108246" calcext:value-type="float">
            <text:p>3846,53471108246</text:p>
          </table:table-cell>
          <table:table-cell table:formula="of:=TRUNC([.C140];0)" office:value-type="float" office:value="3846" calcext:value-type="float">
            <text:p>3846</text:p>
          </table:table-cell>
          <table:table-cell table:formula="of:=CONCATENATE([.D140];&quot;,&quot;)" office:value-type="string" office:string-value="3846," calcext:value-type="string">
            <text:p>3846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42.7150369962" calcext:value-type="float">
            <text:p>3842,7150369962</text:p>
          </table:table-cell>
          <table:table-cell table:formula="of:=TRUNC([.C141];0)" office:value-type="float" office:value="3842" calcext:value-type="float">
            <text:p>3842</text:p>
          </table:table-cell>
          <table:table-cell table:formula="of:=CONCATENATE([.D141];&quot;,&quot;)" office:value-type="string" office:string-value="3842," calcext:value-type="string">
            <text:p>3842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42.19206231406" calcext:value-type="float">
            <text:p>3842,19206231406</text:p>
          </table:table-cell>
          <table:table-cell table:formula="of:=TRUNC([.C142];0)" office:value-type="float" office:value="3842" calcext:value-type="float">
            <text:p>3842</text:p>
          </table:table-cell>
          <table:table-cell table:formula="of:=CONCATENATE([.D142];&quot;,&quot;)" office:value-type="string" office:string-value="3842," calcext:value-type="string">
            <text:p>3842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43.61246220976" calcext:value-type="float">
            <text:p>3843,61246220976</text:p>
          </table:table-cell>
          <table:table-cell table:formula="of:=TRUNC([.C143];0)" office:value-type="float" office:value="3843" calcext:value-type="float">
            <text:p>3843</text:p>
          </table:table-cell>
          <table:table-cell table:formula="of:=CONCATENATE([.D143];&quot;,&quot;)" office:value-type="string" office:string-value="3843," calcext:value-type="string">
            <text:p>3843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36.53851119503" calcext:value-type="float">
            <text:p>3836,53851119503</text:p>
          </table:table-cell>
          <table:table-cell table:formula="of:=TRUNC([.C144];0)" office:value-type="float" office:value="3836" calcext:value-type="float">
            <text:p>3836</text:p>
          </table:table-cell>
          <table:table-cell table:formula="of:=CONCATENATE([.D144];&quot;,&quot;)" office:value-type="string" office:string-value="3836," calcext:value-type="string">
            <text:p>3836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30.71396840042" calcext:value-type="float">
            <text:p>3830,71396840042</text:p>
          </table:table-cell>
          <table:table-cell table:formula="of:=TRUNC([.C145];0)" office:value-type="float" office:value="3830" calcext:value-type="float">
            <text:p>3830</text:p>
          </table:table-cell>
          <table:table-cell table:formula="of:=CONCATENATE([.D145];&quot;,&quot;)" office:value-type="string" office:string-value="3830," calcext:value-type="string">
            <text:p>3830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25.45540961618" calcext:value-type="float">
            <text:p>3825,45540961618</text:p>
          </table:table-cell>
          <table:table-cell table:formula="of:=TRUNC([.C146];0)" office:value-type="float" office:value="3825" calcext:value-type="float">
            <text:p>3825</text:p>
          </table:table-cell>
          <table:table-cell table:formula="of:=CONCATENATE([.D146];&quot;,&quot;)" office:value-type="string" office:string-value="3825," calcext:value-type="string">
            <text:p>3825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20.57889490185" calcext:value-type="float">
            <text:p>3820,57889490185</text:p>
          </table:table-cell>
          <table:table-cell table:formula="of:=TRUNC([.C147];0)" office:value-type="float" office:value="3820" calcext:value-type="float">
            <text:p>3820</text:p>
          </table:table-cell>
          <table:table-cell table:formula="of:=CONCATENATE([.D147];&quot;,&quot;)" office:value-type="string" office:string-value="3820," calcext:value-type="string">
            <text:p>3820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12.52982989457" calcext:value-type="float">
            <text:p>3812,52982989457</text:p>
          </table:table-cell>
          <table:table-cell table:formula="of:=TRUNC([.C148];0)" office:value-type="float" office:value="3812" calcext:value-type="float">
            <text:p>3812</text:p>
          </table:table-cell>
          <table:table-cell table:formula="of:=CONCATENATE([.D148];&quot;,&quot;)" office:value-type="string" office:string-value="3812," calcext:value-type="string">
            <text:p>3812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06.90568757111" calcext:value-type="float">
            <text:p>3806,90568757111</text:p>
          </table:table-cell>
          <table:table-cell table:formula="of:=TRUNC([.C149];0)" office:value-type="float" office:value="3806" calcext:value-type="float">
            <text:p>3806</text:p>
          </table:table-cell>
          <table:table-cell table:formula="of:=CONCATENATE([.D149];&quot;,&quot;)" office:value-type="string" office:string-value="3806," calcext:value-type="string">
            <text:p>3806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98.83233205509" calcext:value-type="float">
            <text:p>3798,83233205509</text:p>
          </table:table-cell>
          <table:table-cell table:formula="of:=TRUNC([.C150];0)" office:value-type="float" office:value="3798" calcext:value-type="float">
            <text:p>3798</text:p>
          </table:table-cell>
          <table:table-cell table:formula="of:=CONCATENATE([.D150];&quot;,&quot;)" office:value-type="string" office:string-value="3798," calcext:value-type="string">
            <text:p>3798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90.71402205062" calcext:value-type="float">
            <text:p>3790,71402205062</text:p>
          </table:table-cell>
          <table:table-cell table:formula="of:=TRUNC([.C151];0)" office:value-type="float" office:value="3790" calcext:value-type="float">
            <text:p>3790</text:p>
          </table:table-cell>
          <table:table-cell table:formula="of:=CONCATENATE([.D151];&quot;,&quot;)" office:value-type="string" office:string-value="3790," calcext:value-type="string">
            <text:p>3790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81.91553085211" calcext:value-type="float">
            <text:p>3781,91553085211</text:p>
          </table:table-cell>
          <table:table-cell table:formula="of:=TRUNC([.C152];0)" office:value-type="float" office:value="3781" calcext:value-type="float">
            <text:p>3781</text:p>
          </table:table-cell>
          <table:table-cell table:formula="of:=CONCATENATE([.D152];&quot;,&quot;)" office:value-type="string" office:string-value="3781," calcext:value-type="string">
            <text:p>3781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73.4875331565" calcext:value-type="float">
            <text:p>3773,4875331565</text:p>
          </table:table-cell>
          <table:table-cell table:formula="of:=TRUNC([.C153];0)" office:value-type="float" office:value="3773" calcext:value-type="float">
            <text:p>3773</text:p>
          </table:table-cell>
          <table:table-cell table:formula="of:=CONCATENATE([.D153];&quot;,&quot;)" office:value-type="string" office:string-value="3773," calcext:value-type="string">
            <text:p>3773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66.75242333627" calcext:value-type="float">
            <text:p>3766,75242333627</text:p>
          </table:table-cell>
          <table:table-cell table:formula="of:=TRUNC([.C154];0)" office:value-type="float" office:value="3766" calcext:value-type="float">
            <text:p>3766</text:p>
          </table:table-cell>
          <table:table-cell table:formula="of:=CONCATENATE([.D154];&quot;,&quot;)" office:value-type="string" office:string-value="3766," calcext:value-type="string">
            <text:p>3766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58.4902211749" calcext:value-type="float">
            <text:p>3758,4902211749</text:p>
          </table:table-cell>
          <table:table-cell table:formula="of:=TRUNC([.C155];0)" office:value-type="float" office:value="3758" calcext:value-type="float">
            <text:p>3758</text:p>
          </table:table-cell>
          <table:table-cell table:formula="of:=CONCATENATE([.D155];&quot;,&quot;)" office:value-type="string" office:string-value="3758," calcext:value-type="string">
            <text:p>3758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46.46757560915" calcext:value-type="float">
            <text:p>3746,46757560915</text:p>
          </table:table-cell>
          <table:table-cell table:formula="of:=TRUNC([.C156];0)" office:value-type="float" office:value="3746" calcext:value-type="float">
            <text:p>3746</text:p>
          </table:table-cell>
          <table:table-cell table:formula="of:=CONCATENATE([.D156];&quot;,&quot;)" office:value-type="string" office:string-value="3746," calcext:value-type="string">
            <text:p>3746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35.50913940444" calcext:value-type="float">
            <text:p>3735,50913940444</text:p>
          </table:table-cell>
          <table:table-cell table:formula="of:=TRUNC([.C157];0)" office:value-type="float" office:value="3735" calcext:value-type="float">
            <text:p>3735</text:p>
          </table:table-cell>
          <table:table-cell table:formula="of:=CONCATENATE([.D157];&quot;,&quot;)" office:value-type="string" office:string-value="3735," calcext:value-type="string">
            <text:p>3735,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01.04438746416" calcext:value-type="float">
            <text:p>3801,04438746416</text:p>
          </table:table-cell>
          <table:table-cell table:formula="of:=TRUNC([.C158];0)" office:value-type="float" office:value="3801" calcext:value-type="float">
            <text:p>3801</text:p>
          </table:table-cell>
          <table:table-cell table:formula="of:=CONCATENATE([.D158];&quot;,&quot;)" office:value-type="string" office:string-value="3801," calcext:value-type="string">
            <text:p>3801,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11:04:39.7404679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9T10:13:32.640507730</meta:creation-date>
    <dc:date>2023-10-09T17:29:06.355547395</dc:date>
    <meta:editing-duration>PT1H7M30S</meta:editing-duration>
    <meta:editing-cycles>20</meta:editing-cycles>
    <meta:generator>LibreOffice/6.4.7.2$Linux_X86_64 LibreOffice_project/40$Build-2</meta:generator>
    <meta:document-statistic meta:table-count="2" meta:cell-count="74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77cm" svg:height="18.239cm" xlink:href=".." xlink:type="simple" chart:class="chart:line" chart:style-name="ch1">
        <chart:legend chart:legend-position="end" svg:x="29.627cm" svg:y="8.573cm" style:legend-expansion="high" chart:style-name="ch2"/>
        <chart:plot-area chart:style-name="ch3" table:cell-range-address="Hoja2.F3:Hoja2.G61" chart:data-source-has-labels="row" svg:x="0.647cm" svg:y="0.364cm" svg:width="28.333cm" svg:height="17.511cm">
          <chartooo:coordinate-region svg:x="1.391cm" svg:y="0.562cm" svg:width="27.39cm" svg:height="16.6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2.F4:Hoja2.F61" chart:label-cell-address="Hoja2.F3:Hoja2.F3" chart:class="chart:line">
            <chart:data-point chart:repeated="58"/>
          </chart:series>
          <chart:series chart:style-name="ch7" chart:values-cell-range-address="Hoja2.G4:Hoja2.G61" chart:label-cell-address="Hoja2.G3:Hoja2.G3" chart:class="chart:line">
            <chart:data-point chart:repeated="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cion</text:p>
                <draw:g>
                  <svg:desc>Hoja2.F3:Hoja2.F3</svg:desc>
                </draw:g>
              </table:table-cell>
              <table:table-cell office:value-type="string">
                <text:p>INA</text:p>
                <draw:g>
                  <svg:desc>Hoja2.G3:Hoja2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Hoja2.F4:Hoja2.F61</svg:desc>
                </draw:g>
              </table:table-cell>
              <table:table-cell office:value-type="float" office:value="0.0516601577">
                <text:p>0.0516601577</text:p>
                <draw:g>
                  <svg:desc>Hoja2.G4:Hoja2.G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104101561">
                <text:p>0.104101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.156542972">
                <text:p>0.156542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209179685">
                <text:p>0.209179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261425793">
                <text:p>0.261425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313769549">
                <text:p>0.313769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0.366992205">
                <text:p>0.366992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0.420117199">
                <text:p>0.420117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0.471484393">
                <text:p>0.471484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523925781">
                <text:p>0.523925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">
                <text:p>0.55</text:p>
              </table:table-cell>
              <table:table-cell office:value-type="float" office:value="0.576855481">
                <text:p>0.576855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6296887488">
                <text:p>0.6296887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">
                <text:p>0.65</text:p>
              </table:table-cell>
              <table:table-cell office:value-type="float" office:value="0.682617188">
                <text:p>0.682617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736132801">
                <text:p>0.736132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0.78994143">
                <text:p>0.78994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84287113">
                <text:p>0.84287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">
                <text:p>0.85</text:p>
              </table:table-cell>
              <table:table-cell office:value-type="float" office:value="0.896289051">
                <text:p>0.896289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.94921875">
                <text:p>0.9492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1.0032227">
                <text:p>1.0032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.05615234">
                <text:p>1.056152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5">
                <text:p>1.05</text:p>
              </table:table-cell>
              <table:table-cell office:value-type="float" office:value="1.11005867">
                <text:p>1.110058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">
                <text:p>1.1</text:p>
              </table:table-cell>
              <table:table-cell office:value-type="float" office:value="1.16435552">
                <text:p>1.164355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5">
                <text:p>1.15</text:p>
              </table:table-cell>
              <table:table-cell office:value-type="float" office:value="1.21855474">
                <text:p>1.218554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">
                <text:p>1.2</text:p>
              </table:table-cell>
              <table:table-cell office:value-type="float" office:value="1.27167976">
                <text:p>1.27167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5">
                <text:p>1.25</text:p>
              </table:table-cell>
              <table:table-cell office:value-type="float" office:value="1.32675779">
                <text:p>1.326757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">
                <text:p>1.3</text:p>
              </table:table-cell>
              <table:table-cell office:value-type="float" office:value="1.38154304">
                <text:p>1.381543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5">
                <text:p>1.35</text:p>
              </table:table-cell>
              <table:table-cell office:value-type="float" office:value="1.43779302">
                <text:p>1.437793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1.49257815">
                <text:p>1.492578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5">
                <text:p>1.45</text:p>
              </table:table-cell>
              <table:table-cell office:value-type="float" office:value="1.54755867">
                <text:p>1.547558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">
                <text:p>1.5</text:p>
              </table:table-cell>
              <table:table-cell office:value-type="float" office:value="1.60322273">
                <text:p>1.603222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5">
                <text:p>1.55</text:p>
              </table:table-cell>
              <table:table-cell office:value-type="float" office:value="1.6594727">
                <text:p>1.6594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">
                <text:p>1.6</text:p>
              </table:table-cell>
              <table:table-cell office:value-type="float" office:value="1.71494138">
                <text:p>1.71494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5">
                <text:p>1.65</text:p>
              </table:table-cell>
              <table:table-cell office:value-type="float" office:value="1.77128911">
                <text:p>1.77128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">
                <text:p>1.7</text:p>
              </table:table-cell>
              <table:table-cell office:value-type="float" office:value="1.82714844">
                <text:p>1.827148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5">
                <text:p>1.75</text:p>
              </table:table-cell>
              <table:table-cell office:value-type="float" office:value="1.88496101">
                <text:p>1.884961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">
                <text:p>1.8</text:p>
              </table:table-cell>
              <table:table-cell office:value-type="float" office:value="1.94335938">
                <text:p>1.94335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5">
                <text:p>1.85</text:p>
              </table:table-cell>
              <table:table-cell office:value-type="float" office:value="2.00097656">
                <text:p>2.000976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">
                <text:p>1.9</text:p>
              </table:table-cell>
              <table:table-cell office:value-type="float" office:value="2.05820322">
                <text:p>2.058203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5">
                <text:p>1.95</text:p>
              </table:table-cell>
              <table:table-cell office:value-type="float" office:value="2.11552739">
                <text:p>2.115527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.18066406">
                <text:p>2.18066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5">
                <text:p>2.05</text:p>
              </table:table-cell>
              <table:table-cell office:value-type="float" office:value="2.23740244">
                <text:p>2.23740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">
                <text:p>2.1</text:p>
              </table:table-cell>
              <table:table-cell office:value-type="float" office:value="2.2922852">
                <text:p>2.29228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5">
                <text:p>2.15</text:p>
              </table:table-cell>
              <table:table-cell office:value-type="float" office:value="2.34599614">
                <text:p>2.34599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">
                <text:p>2.2</text:p>
              </table:table-cell>
              <table:table-cell office:value-type="float" office:value="2.40498042">
                <text:p>2.40498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5">
                <text:p>2.25</text:p>
              </table:table-cell>
              <table:table-cell office:value-type="float" office:value="2.46337891">
                <text:p>2.463378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">
                <text:p>2.3</text:p>
              </table:table-cell>
              <table:table-cell office:value-type="float" office:value="2.52158213">
                <text:p>2.521582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5">
                <text:p>2.35</text:p>
              </table:table-cell>
              <table:table-cell office:value-type="float" office:value="2.5796876">
                <text:p>2.57968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">
                <text:p>2.4</text:p>
              </table:table-cell>
              <table:table-cell office:value-type="float" office:value="2.64013672">
                <text:p>2.640136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5">
                <text:p>2.45</text:p>
              </table:table-cell>
              <table:table-cell office:value-type="float" office:value="2.69912124">
                <text:p>2.69912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">
                <text:p>2.5</text:p>
              </table:table-cell>
              <table:table-cell office:value-type="float" office:value="2.76005864">
                <text:p>2.76005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5">
                <text:p>2.55</text:p>
              </table:table-cell>
              <table:table-cell office:value-type="float" office:value="2.82128906">
                <text:p>2.821289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">
                <text:p>2.6</text:p>
              </table:table-cell>
              <table:table-cell office:value-type="float" office:value="2.88330078">
                <text:p>2.883300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5">
                <text:p>2.65</text:p>
              </table:table-cell>
              <table:table-cell office:value-type="float" office:value="2.9453125">
                <text:p>2.945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">
                <text:p>2.7</text:p>
              </table:table-cell>
              <table:table-cell office:value-type="float" office:value="3.00625014">
                <text:p>3.006250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5">
                <text:p>2.75</text:p>
              </table:table-cell>
              <table:table-cell office:value-type="float" office:value="3.06865239">
                <text:p>3.06865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">
                <text:p>2.8</text:p>
              </table:table-cell>
              <table:table-cell office:value-type="float" office:value="3.13447261">
                <text:p>3.134472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5">
                <text:p>2.85</text:p>
              </table:table-cell>
              <table:table-cell office:value-type="float" office:value="3.19980478">
                <text:p>3.199804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">
                <text:p>2.9</text:p>
              </table:table-cell>
              <table:table-cell office:value-type="float" office:value="3.19980478">
                <text:p>3.19980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123cm" svg:height="18.069cm" xlink:href=".." xlink:type="simple" chart:class="chart:line" chart:style-name="ch1">
        <chart:legend chart:legend-position="end" svg:x="30.015cm" svg:y="8.736cm" style:legend-expansion="high" chart:style-name="ch2"/>
        <chart:plot-area chart:style-name="ch3" table:cell-range-address="Hoja2.I3:Hoja2.I61" chart:data-source-has-labels="row" svg:x="0.642cm" svg:y="0.361cm" svg:width="28.731cm" svg:height="17.347cm">
          <chartooo:coordinate-region svg:x="1.583cm" svg:y="0.559cm" svg:width="27.591cm" svg:height="16.5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2.I4:Hoja2.I61" chart:label-cell-address="Hoja2.I3:Hoja2.I3" chart:class="chart:line">
            <chart:data-point chart:repeated="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Hoja2.I3:Hoja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601577">
                <text:p>0.0016601577</text:p>
                <draw:g>
                  <svg:desc>Hoja2.I4:Hoja2.I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101561">
                <text:p>0.004101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54297200000001">
                <text:p>0.006542972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17968499999999">
                <text:p>0.009179684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425793">
                <text:p>0.011425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769549">
                <text:p>0.013769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992205">
                <text:p>0.016992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117199">
                <text:p>0.020117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1484393">
                <text:p>0.021484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3925781">
                <text:p>0.023925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6855481">
                <text:p>0.026855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96887487999999">
                <text:p>0.0296887487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2617188">
                <text:p>0.032617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61328009999999">
                <text:p>0.036132800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99414300000001">
                <text:p>0.03994143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87113">
                <text:p>0.04287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6289051">
                <text:p>0.046289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21875">
                <text:p>0.0492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32227">
                <text:p>0.0532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61523399999999">
                <text:p>0.05615233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00586699999999">
                <text:p>0.06005866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43555199999999">
                <text:p>0.06435551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85547400000002">
                <text:p>0.068554740000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16797600000001">
                <text:p>0.07167976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67577900000001">
                <text:p>0.07675779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15430399999999">
                <text:p>0.08154303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77930199999999">
                <text:p>0.08779301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257815">
                <text:p>0.092578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755867">
                <text:p>0.097558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322273">
                <text:p>0.103222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94727">
                <text:p>0.1094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494138">
                <text:p>0.11494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128911">
                <text:p>0.12128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714844">
                <text:p>0.127148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496101">
                <text:p>0.134961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5938">
                <text:p>0.14335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097656">
                <text:p>0.150976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20322">
                <text:p>0.158203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552739">
                <text:p>0.165527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066406">
                <text:p>0.18066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8740244">
                <text:p>0.187402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22852">
                <text:p>0.19228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99614">
                <text:p>0.19599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498042">
                <text:p>0.20498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337891">
                <text:p>0.213378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158213">
                <text:p>0.221582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96876">
                <text:p>0.22968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013672">
                <text:p>0.240136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912124">
                <text:p>0.24912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005864">
                <text:p>0.26005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128906">
                <text:p>0.271289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8330078">
                <text:p>0.283300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53125">
                <text:p>0.295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625014">
                <text:p>0.306250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1865239">
                <text:p>0.31865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447261">
                <text:p>0.334472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4980478">
                <text:p>0.349804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980478">
                <text:p>0.299804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48cm" svg:height="18.832cm" xlink:href=".." xlink:type="simple" chart:class="chart:line" chart:style-name="ch1">
        <chart:legend chart:legend-position="end" svg:x="30.508cm" svg:y="9.118cm" style:legend-expansion="high" chart:style-name="ch2"/>
        <chart:plot-area chart:style-name="ch3" table:cell-range-address="Hoja2.K3:Hoja2.K60" chart:data-source-has-labels="row" svg:x="0.669cm" svg:y="0.376cm" svg:width="29.17cm" svg:height="18.08cm">
          <chartooo:coordinate-region svg:x="1.537cm" svg:y="0.574cm" svg:width="28.103cm" svg:height="17.6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2.K4:Hoja2.K60" chart:label-cell-address="Hoja2.K3:Hoja2.K3" chart:class="chart:line">
            <chart:data-point chart:repeated="35"/>
            <chart:data-point chart:style-name="ch7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 error</text:p>
                <draw:g>
                  <svg:desc>Hoja2.K3:Hoja2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2.K4:Hoja2.K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0000000000001">
                <text:p>0.26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999999999999979">
                <text:p>-0.00999999999999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0000000000007">
                <text:p>0.0100000000000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00000000000005">
                <text:p>0.0600000000000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99999999999994">
                <text:p>0.0699999999999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99999999999994">
                <text:p>0.029999999999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0000000000007">
                <text:p>0.0900000000000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99999999999996">
                <text:p>0.0199999999999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00000000000007">
                <text:p>0.0100000000000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99999999999996">
                <text:p>0.0999999999999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9999999999999">
                <text:p>0.10999999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9999999999999">
                <text:p>0.5499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0000000000001">
                <text:p>0.11000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400000000000009">
                <text:p>-0.0400000000000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0000000000001">
                <text:p>0.20000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9999999999999">
                <text:p>0.1399999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9999999999999">
                <text:p>0.1999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9999999999999">
                <text:p>0.35999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